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660000002BACBE9DB9.jpg"/>
  <manifest:file-entry manifest:media-type="" manifest:full-path="Pictures/200000EB000675A5000430498AE6301E.wmf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106cm" svg:stroke-color="#ff0000" draw:marker-start="_35_" draw:marker-start-width="0.318cm" draw:marker-start-center="false" draw:marker-end="msArrowEnd_20_5" draw:marker-end-width="0.318cm" draw:marker-end-center="false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66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c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66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3399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33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00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3399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0066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33c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none" draw:fill="none" draw:fill-color="#33cc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99ff3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>
      <style:graphic-properties draw:stroke="solid" svg:stroke-width="0.079cm" svg:stroke-color="#000000" draw:marker-start="Arrowheads_20_1" draw:marker-start-width="0.237cm" draw:marker-start-center="false" draw:marker-end="Arrowheads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>
      <style:graphic-properties draw:stroke="solid" svg:stroke-width="0.079cm" svg:stroke-color="#000000" draw:marker-start="Arrowheads_20_3" draw:marker-start-width="0.237cm" draw:marker-start-center="false" draw:marker-end="Arrowheads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>
      <style:graphic-properties draw:stroke="solid" svg:stroke-width="0.053cm" svg:stroke-color="#000000" draw:stroke-linejoin="miter" draw:fill="solid" draw:fill-color="#99ff3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66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f66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33cc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notes">
      <style:graphic-properties draw:fill-color="#ffffff" fo:min-height="11.621cm"/>
    </style:style>
    <style:style style:name="pr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55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6.94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2.5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631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6.307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5.645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7.62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3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 style:punctuation-wrap="simple" style:line-break="normal"/>
    </style:style>
    <style:style style:name="P6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793cm" fo:margin-right="0cm" fo:margin-top="0.352cm" fo:margin-bottom="0cm" text:enable-numbering="true" fo:text-indent="-0.793cm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P10" style:family="paragraph">
      <style:paragraph-properties fo:margin-left="0cm" fo:margin-right="0cm" fo:text-align="center" text:enable-numbering="false" fo:text-indent="0cm"/>
    </style:style>
    <style:style style:name="P11" style:family="paragraph">
      <style:paragraph-properties fo:margin-left="0cm" fo:margin-right="0cm" fo:line-height="100%" fo:text-align="center" text:enable-numbering="false" fo:text-indent="0cm"/>
    </style:style>
    <style:style style:name="P12" style:family="paragraph">
      <style:paragraph-properties fo:margin-left="0.317cm" fo:margin-right="0cm" text:enable-numbering="true" fo:text-indent="-0.317cm"/>
    </style:style>
    <style:style style:name="P13" style:family="paragraph">
      <style:paragraph-properties fo:margin-left="1.111cm" fo:margin-right="0cm" fo:margin-top="0.03cm" fo:margin-bottom="0cm" text:enable-numbering="true" fo:text-indent="-0.953cm"/>
    </style:style>
    <style:style style:name="P14" style:family="paragraph">
      <style:paragraph-properties fo:margin-left="0cm" fo:margin-right="0cm" fo:line-height="90%" fo:text-align="center" text:enable-numbering="false" fo:text-indent="0cm"/>
    </style:style>
    <style:style style:name="P15" style:family="paragraph">
      <style:paragraph-properties fo:margin-left="2.222cm" fo:margin-right="0cm" fo:margin-top="0cm" fo:margin-bottom="0cm" fo:line-height="100%" fo:text-align="start" text:enable-numbering="false" fo:text-indent="-0.952cm" style:punctuation-wrap="hanging" style:line-break="strict" style:writing-mode="lr-tb"/>
    </style:style>
    <style:style style:name="P16" style:family="paragraph">
      <style:paragraph-properties fo:margin-left="3.492cm" fo:margin-right="0cm" fo:margin-top="0cm" fo:margin-bottom="0cm" fo:line-height="100%" fo:text-align="start" text:enable-numbering="true" fo:text-indent="-0.952cm" style:punctuation-wrap="hanging" style:line-break="strict" style:writing-mode="lr-tb"/>
    </style:style>
    <style:style style:name="P17" style:family="paragraph">
      <style:paragraph-properties fo:margin-left="2.222cm" fo:margin-right="0cm" fo:margin-top="0.238cm" fo:margin-bottom="0cm" fo:line-height="100%" fo:text-align="start" text:enable-numbering="false" fo:text-indent="-0.952cm" style:punctuation-wrap="hanging" style:line-break="strict" style:writing-mode="lr-tb"/>
    </style:style>
    <style:style style:name="P18" style:family="paragraph">
      <style:paragraph-properties fo:margin-left="0cm" fo:margin-right="0cm" fo:margin-top="0cm" fo:margin-bottom="0cm" text:enable-numbering="false" fo:text-indent="0cm"/>
    </style:style>
    <style:style style:name="P19" style:family="paragraph">
      <style:paragraph-properties fo:margin-left="0cm" fo:margin-right="0cm" fo:margin-top="0cm" fo:margin-bottom="0cm" text:enable-numbering="false" fo:text-indent="0cm" style:punctuation-wrap="simple" style:line-break="normal"/>
    </style:style>
    <style:style style:name="P20" style:family="paragraph">
      <style:paragraph-properties fo:margin-left="0cm" fo:margin-right="0cm" fo:margin-top="0cm" fo:margin-bottom="0cm" fo:text-align="center" text:enable-numbering="false" fo:text-indent="0cm"/>
    </style:style>
    <style:style style:name="P21" style:family="paragraph">
      <style:paragraph-properties fo:margin-left="0cm" fo:margin-right="0cm" fo:margin-top="0cm" fo:margin-bottom="0cm" fo:text-align="center" text:enable-numbering="false" fo:text-indent="0cm" style:punctuation-wrap="simple" style:line-break="normal"/>
    </style:style>
    <style:style style:name="P22" style:family="paragraph">
      <style:paragraph-properties fo:margin-left="0.952cm" fo:margin-right="0cm" fo:margin-top="0.423cm" fo:margin-bottom="0cm" text:enable-numbering="true" fo:text-indent="-0.952cm"/>
    </style:style>
    <style:style style:name="P23" style:family="paragraph">
      <style:paragraph-properties fo:margin-left="2.063cm" fo:margin-right="0cm" fo:margin-top="0.176cm" fo:margin-bottom="0cm" text:enable-numbering="true" fo:text-indent="-0.793cm"/>
    </style:style>
    <style:style style:name="P24" style:family="paragraph">
      <style:paragraph-properties fo:margin-left="2.063cm" fo:margin-right="0cm" fo:margin-top="0cm" fo:margin-bottom="0cm" text:enable-numbering="true" fo:text-indent="-0.793cm"/>
    </style:style>
    <style:style style:name="P25" style:family="paragraph">
      <style:paragraph-properties fo:margin-left="0cm" fo:margin-right="0cm" fo:margin-top="0.635cm" fo:margin-bottom="0cm" text:enable-numbering="false" fo:text-indent="0cm"/>
    </style:style>
    <style:style style:name="P26" style:family="paragraph">
      <style:paragraph-properties fo:margin-left="0cm" fo:margin-right="0cm" fo:margin-top="0.493cm" fo:margin-bottom="0cm" text:enable-numbering="false" fo:text-indent="0cm"/>
    </style:style>
    <style:style style:name="P27" style:family="paragraph">
      <style:paragraph-properties fo:margin-left="0.952cm" fo:margin-right="0cm" fo:margin-top="0.493cm" fo:margin-bottom="0cm" text:enable-numbering="true" fo:text-indent="-0.952cm"/>
    </style:style>
    <style:style style:name="P28" style:family="paragraph">
      <style:paragraph-properties fo:margin-left="1.481cm" fo:margin-right="0cm" fo:margin-top="0.635cm" fo:margin-bottom="0cm" text:enable-numbering="false" fo:text-indent="-1.481cm"/>
    </style:style>
    <style:style style:name="P29" style:family="paragraph">
      <style:paragraph-properties fo:margin-left="2.54cm" fo:margin-right="0cm" fo:margin-top="0.246cm" fo:margin-bottom="0cm" text:enable-numbering="true" fo:text-indent="-1.27cm"/>
    </style:style>
    <style:style style:name="P30" style:family="paragraph">
      <style:paragraph-properties fo:margin-left="0.952cm" fo:margin-right="0cm" fo:margin-top="0.282cm" fo:margin-bottom="0cm" text:enable-numbering="true" fo:text-indent="-0.952cm"/>
    </style:style>
    <style:style style:name="P31" style:family="paragraph">
      <style:paragraph-properties fo:margin-left="0.952cm" fo:margin-right="0cm" fo:margin-top="0.282cm" fo:margin-bottom="0cm" text:enable-numbering="false" fo:text-indent="-0.952cm"/>
    </style:style>
    <style:style style:name="P32" style:family="paragraph">
      <style:paragraph-properties fo:margin-left="0.846cm" fo:margin-right="0cm" fo:margin-top="0.282cm" fo:margin-bottom="0cm" text:enable-numbering="true" fo:text-indent="-0.846cm"/>
    </style:style>
    <style:style style:name="P33" style:family="paragraph">
      <style:paragraph-properties fo:margin-left="1.481cm" fo:margin-right="0cm" fo:margin-top="0.493cm" fo:margin-bottom="0cm" text:enable-numbering="true" fo:text-indent="-1.481cm"/>
    </style:style>
    <style:style style:name="P34" style:family="paragraph">
      <style:paragraph-properties fo:margin-left="2.54cm" fo:margin-right="0cm" fo:margin-top="0.211cm" fo:margin-bottom="0cm" fo:line-height="90%" text:enable-numbering="true" fo:text-indent="-1.27cm"/>
    </style:style>
    <style:style style:name="P35" style:family="paragraph">
      <style:paragraph-properties fo:margin-left="1.481cm" fo:margin-right="0cm" fo:margin-top="0.617cm" fo:margin-bottom="0cm" text:enable-numbering="true" fo:text-indent="-1.481cm"/>
    </style:style>
    <style:style style:name="P36" style:family="paragraph">
      <style:paragraph-properties fo:margin-left="0.952cm" fo:margin-right="0cm" fo:margin-top="0.564cm" fo:margin-bottom="0cm" text:enable-numbering="false" fo:text-indent="-0.952cm"/>
    </style:style>
    <style:style style:name="P37" style:family="paragraph">
      <style:paragraph-properties fo:margin-left="0.987cm" fo:margin-right="0cm" fo:margin-top="0.282cm" fo:margin-bottom="0cm" text:enable-numbering="true" fo:text-indent="-0.987cm"/>
    </style:style>
    <style:style style:name="P38" style:family="paragraph">
      <style:paragraph-properties fo:margin-left="2.54cm" fo:margin-right="0cm" fo:margin-top="0.123cm" fo:margin-bottom="0cm" text:enable-numbering="true" fo:text-indent="-0.459cm"/>
    </style:style>
    <style:style style:name="P39" style:family="paragraph">
      <style:paragraph-properties fo:margin-left="0.987cm" fo:margin-right="0cm" fo:margin-top="0.282cm" fo:margin-bottom="0cm" text:enable-numbering="false" fo:text-indent="-0.987cm"/>
    </style:style>
    <style:style style:name="P40" style:family="paragraph">
      <style:paragraph-properties fo:margin-left="2.54cm" fo:margin-right="0cm" fo:margin-top="0.211cm" fo:margin-bottom="0cm" text:enable-numbering="true" fo:text-indent="-1.27cm"/>
    </style:style>
    <style:style style:name="P41" style:family="paragraph">
      <style:paragraph-properties fo:margin-left="1.481cm" fo:margin-right="0cm" fo:margin-top="0.493cm" fo:margin-bottom="0cm" text:enable-numbering="false" fo:text-indent="-1.481cm"/>
    </style:style>
    <style:style style:name="P42" style:family="paragraph">
      <style:paragraph-properties fo:margin-left="0cm" fo:margin-right="0cm" fo:text-align="justify" text:enable-numbering="false" fo:text-indent="0cm" style:punctuation-wrap="simple" style:line-break="normal"/>
    </style:style>
    <style:style style:name="P43" style:family="paragraph">
      <style:paragraph-properties fo:margin-left="2.116cm" fo:margin-right="0cm" fo:margin-top="0.317cm" fo:margin-bottom="0cm" fo:line-height="100%" fo:text-align="justify" text:enable-numbering="true" fo:text-indent="-1.305cm" style:punctuation-wrap="simple" style:line-break="normal" style:writing-mode="lr-tb"/>
    </style:style>
    <style:style style:name="P44" style:family="paragraph">
      <style:paragraph-properties fo:margin-left="2.116cm" fo:margin-right="0cm" fo:margin-top="0cm" fo:margin-bottom="0cm" fo:line-height="100%" fo:text-align="justify" text:enable-numbering="true" fo:text-indent="-1.305cm" style:punctuation-wrap="simple" style:line-break="normal" style:writing-mode="lr-tb"/>
    </style:style>
    <style:style style:name="P45" style:family="paragraph">
      <style:paragraph-properties fo:margin-left="0cm" fo:margin-right="0cm" fo:text-align="center" text:enable-numbering="false" fo:text-indent="0cm" style:punctuation-wrap="simple" style:line-break="normal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font-family="'Arial Black'" style:font-family-generic="swiss" style:font-pitch="variable" fo:font-size="44pt" fo:language="en" fo:country="GB" fo:text-shadow="1pt 1pt" fo:font-weight="bold" style:font-size-asian="44pt" style:font-weight-asian="bold" style:font-size-complex="44pt" style:font-weight-complex="bold"/>
    </style:style>
    <style:style style:name="T5" style:family="text">
      <style:text-properties fo:font-family="'Arial Black'" style:font-family-generic="swiss" style:font-pitch="variable" fo:font-size="24pt" fo:language="en" fo:country="GB" fo:text-shadow="1pt 1pt" fo:font-weight="bold" style:font-size-asian="24pt" style:font-weight-asian="bold" style:font-size-complex="2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20pt" fo:language="en" fo:country="US" style:font-size-asian="20pt" style:font-size-complex="20pt"/>
    </style:style>
    <style:style style:name="T10" style:family="text">
      <style:text-properties fo:font-family="'Arial Black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333399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family="'Arial Black'" style:font-family-generic="swiss" style:font-pitch="variable" fo:font-size="24pt" style:font-size-asian="24pt" style:font-size-complex="2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ffff" fo:font-size="14pt" fo:language="en" fo:country="US" fo:font-weight="bold" style:font-size-asian="14pt" style:font-weight-asian="bold" style:font-size-complex="14pt" style:font-weight-complex="bold"/>
    </style:style>
    <style:style style:name="T1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8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22" style:family="text"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23" style:family="text"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24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5" style:family="text">
      <style:text-properties fo:color="#000000" fo:font-size="12pt" fo:language="en" fo:country="CA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size-complex="12pt" style:font-weight-complex="bold"/>
    </style:style>
    <style:style style:name="T26" style:family="text">
      <style:text-properties fo:color="#000000" fo:font-size="12pt" fo:language="en" fo:country="CA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4pt" fo:language="en" fo:country="US" style:font-size-asian="24pt" style:font-size-complex="24pt"/>
    </style:style>
    <style:style style:name="T30" style:family="text">
      <style:text-properties fo:font-size="16pt" fo:language="en" fo:country="US" style:font-size-asian="16pt" style:font-size-complex="16pt"/>
    </style:style>
    <style:style style:name="T31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2" style:family="text">
      <style:text-properties fo:font-size="36pt" style:font-size-asian="36pt" style:font-size-complex="36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color="#ff0000" fo:font-size="28pt" style:font-size-asian="28pt" style:font-size-complex="28pt"/>
    </style:style>
    <style:style style:name="T36" style:family="text">
      <style:text-properties fo:font-size="32pt" style:font-size-asian="32pt" style:font-size-complex="32pt"/>
    </style:style>
    <style:style style:name="T37" style:family="text">
      <style:text-properties fo:font-size="14pt" fo:language="en" fo:country="US" style:font-size-asian="14pt" style:font-size-complex="14pt"/>
    </style:style>
    <style:style style:name="T38" style:family="text">
      <style:text-properties fo:font-size="44pt" style:font-size-asian="44pt" style:font-size-complex="44pt"/>
    </style:style>
    <style:style style:name="T39" style:family="text">
      <style:text-properties fo:color="#ff0000"/>
    </style:style>
    <style:style style:name="T40" style:family="text">
      <style:text-properties fo:font-family="'Arial Black'" style:font-family-generic="swiss" style:font-pitch="variable" fo:font-size="54pt" fo:language="en" fo:country="GB" style:font-size-asian="54pt" style:font-size-complex="54pt"/>
    </style:style>
    <style:style style:name="T41" style:family="text">
      <style:text-properties fo:font-size="24pt" fo:language="en" fo:country="GB" style:font-size-asian="24pt" style:font-size-complex="24pt"/>
    </style:style>
    <style:style style:name="T42" style:family="text">
      <style:text-properties fo:color="#000000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317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31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suffix="." style:num-format="1">
        <style:list-level-properties text:space-before="0.158cm" text:min-label-width="0.953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 text:min-label-width="1.481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 text:min-label-width="0.84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 text:min-label-width="1.481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3">
      <text:list-level-style-bullet text:level="1" text:bullet-char="•">
        <style:list-level-properties text:min-label-width="0.98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2.081cm" text:min-label-width="0.45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5">
      <text:list-level-style-number text:level="1" style:num-suffix="." style:num-format="1">
        <style:list-level-properties text:min-label-width="1.481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7">
      <text:list-level-style-bullet text:level="1" text:bullet-char="•">
        <style:list-level-properties text:min-label-width="1.481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8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811cm" text:min-label-width="1.305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Emergency Measures Radio Group (EMRG) - Ottawa ARES</presentation:footer-decl>
      <draw:page draw:name="Slide 1" draw:style-name="dp1" draw:master-page-name="Default" presentation:presentation-page-layout-name="AL1T0" presentation:use-footer-name="ftr1">
        <draw:custom-shape draw:style-name="gr1" draw:text-style-name="P1" draw:layer="layout" svg:width="5.601cm" svg:height="2.822cm" svg:x="4.665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01cm" svg:height="2.822cm" svg:x="4.665cm" svg:y="5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5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48cm" svg:height="2.802cm" svg:x="10.795cm" svg:y="3.418cm">
          <text:p text:style-name="P2"><text:span text:style-name="T1">EMERGENCY MEASURES RADIO GROUP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6.268cm" svg:height="1.108cm" svg:x="12.571cm" svg:y="6.584cm">
          <text:p text:style-name="P3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1.538cm" svg:height="0.937cm" svg:x="7.231cm" svg:y="8.524cm">
          <text:p text:style-name="P3"><text:span text:style-name="T2">Two Names - One Group - One Purpose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3.611cm" svg:height="2.342cm" svg:x="5.702cm" svg:y="3.025cm">
          <draw:image xlink:href="Pictures/200000EB000675A5000430498AE6301E.wmf" xlink:type="simple" xlink:show="embed" xlink:actuate="onLoad">
            <text:p/>
          </draw:image>
        </draw:frame>
        <draw:frame draw:style-name="gr5" draw:layer="layout" svg:width="2.328cm" svg:height="2.364cm" svg:x="6.35cm" svg:y="5.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4.234cm" svg:height="0.853cm" svg:x="1.058cm" svg:y="0.878cm">
          <text:p text:style-name="P5"><text:span text:style-name="T3">EMRG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8.841cm" svg:height="0.853cm" svg:x="15.452cm" svg:y="0.878cm">
          <text:p text:style-name="P6"><text:span text:style-name="T3">Strategy Planning</text:span></text:p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1.058cm" svg:y1="2.117cm" svg:x2="24.293cm" svg:y2="2.117cm">
          <text:p/>
        </draw:line>
        <draw:custom-shape draw:style-name="gr2" draw:text-style-name="P1" draw:layer="layout" svg:width="17.436cm" svg:height="8.895cm" svg:x="4.048cm" svg:y="10.954cm">
          <text:p text:style-name="P2"><text:span text:style-name="T4">A Proposal for The Future Of EMRG</text:span></text:p>
          <text:p text:style-name="P2"><text:span text:style-name="T5"/></text:p>
          <text:p text:style-name="P2"><text:span text:style-name="T5">EMRG General Meeting 2008-11-29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3.235cm" svg:height="0.877cm" svg:x="1.058cm" svg:y="17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22cm" svg:height="0.853cm" svg:x="1.028cm" svg:y="17.573cm">
          <text:p text:style-name="P7"><text:span text:style-name="T6">Date Of Last Change: <text:s/>2008-11-30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292cm" svg:height="0.853cm" svg:x="20.736cm" svg:y="17.604cm">
          <text:p text:style-name="P7"><text:span text:style-name="T6">Version: <text:s/>1.4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1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lide 2" draw:style-name="dp3" draw:master-page-name="Default" presentation:use-footer-name="ftr1">
        <draw:custom-shape draw:style-name="gr8" draw:text-style-name="P1" draw:layer="layout" svg:width="13.177cm" svg:height="3.744cm" svg:x="5.062cm" svg:y="5.168cm">
          <text:p/>
          <draw:enhanced-geometry svg:viewBox="0 0 2988 849" draw:type="non-primitive" draw:enhanced-path="M 0 521  C 129 260 259 0 348 41  C 437 82 449 747 534 767  C 619 787 764 157 858 161  C 952 165 998 794 1098 791  C 1198 788 1373 141 1458 143  C 1543 145 1473 757 1608 803  C 1743 849 2038 492 2268 419  C 2498 346 2868 374 2988 365  N"/>
        </draw:custom-shape>
        <draw:line draw:style-name="gr9" draw:text-style-name="P4" draw:layer="layout" svg:x1="5.062cm" svg:y1="4.529cm" svg:x2="5.062cm" svg:y2="9.318cm">
          <text:p/>
        </draw:line>
        <draw:line draw:style-name="gr10" draw:text-style-name="P4" draw:layer="layout" svg:x1="4.551cm" svg:y1="8.718cm" svg:x2="19.085cm" svg:y2="8.718cm">
          <text:p/>
        </draw:line>
        <draw:custom-shape draw:style-name="gr3" draw:text-style-name="P1" draw:layer="layout" svg:width="6.471cm" svg:height="0.937cm" svg:x="5.723cm" svg:y="4.061cm">
          <text:p text:style-name="P7"><text:span text:style-name="T7">Unstable Organization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5.844cm" svg:height="1.613cm" svg:x="15.316cm" svg:y="5.168cm">
          <text:p text:style-name="P7"><text:span text:style-name="T7">Stable Organization</text:span></text:p>
          <text:p text:style-name="P7"><text:span text:style-name="T7">But Not Sustainable</text:span></text:p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13.15cm" svg:y1="8.965cm" svg:x2="13.15cm" svg:y2="7.527cm">
          <text:p/>
        </draw:line>
        <draw:custom-shape draw:style-name="gr3" draw:text-style-name="P1" draw:layer="layout" svg:width="1.45cm" svg:height="0.768cm" svg:x="12.425cm" svg:y="6.782cm">
          <text:p text:style-name="P7"><text:span text:style-name="T8">2001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0.884cm" svg:height="6.047cm" svg:x="2.32cm" svg:y="10.742cm">
          <text:list text:style-name="L4">
            <text:list-item>
              <text:p text:id="id1" text:style-name="P8"><text:span text:style-name="T9">EMRG organizational requirements need ongoing care and feeding. </text:span></text:p>
            </text:list-item>
          </text:list>
          <text:list text:style-name="L4">
            <text:list-item>
              <text:p text:id="id2" text:style-name="P8"><text:span text:style-name="T9">EMRG is not like a club, where the executive alone can deliver the organziational requirements of the club.</text:span></text:p>
            </text:list-item>
          </text:list>
          <text:list text:style-name="L4">
            <text:list-item>
              <text:p text:id="id3" text:style-name="P8"><text:span text:style-name="T9">EMRG is relatively stable, through the overworking of a few people, which is not sustainable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1.355cm" svg:height="1.785cm" svg:x="1.533cm" svg:y="1.072cm">
          <text:p text:style-name="P9"><text:span text:style-name="T10">EMRG STATUS OVER TIME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66cm" svg:height="0.853cm" draw:transform="rotate (1.5707963267946) translate (3.876cm 8.707cm)">
          <text:p text:style-name="P7"><text:span text:style-name="T11">Activity Level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478cm" svg:height="0.853cm" svg:x="5.703cm" svg:y="8.718cm">
          <text:p text:style-name="P7"><text:span text:style-name="T11">Time (Years)</text:span></text:p>
          <draw:enhanced-geometry svg:viewBox="0 0 21600 21600" draw:type="mso-spt202" draw:enhanced-path="M 0 0 L 21600 0 21600 21600 0 21600 0 0 Z N"/>
        </draw:custom-shape>
        <draw:custom-shape draw:style-name="gr12" draw:text-style-name="P1" draw:layer="layout" svg:width="0.723cm" svg:height="0.6cm" svg:x="12.788cm" svg:y="8.71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2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lide 3" draw:style-name="dp3" draw:master-page-name="Default" presentation:use-footer-name="ftr1">
        <draw:custom-shape draw:style-name="gr13" draw:text-style-name="P1" draw:id="id4" draw:layer="layout" svg:width="7.315cm" svg:height="1.279cm" svg:x="8.176cm" svg:y="1.3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id="id19" draw:layer="layout" svg:width="7.315cm" svg:height="1.279cm" svg:x="8.176cm" svg:y="8.4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id="id24" draw:layer="layout" svg:width="7.315cm" svg:height="1.279cm" svg:x="8.176cm" svg:y="10.7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id="id5" draw:layer="layout" svg:width="4.736cm" svg:height="2.355cm" svg:x="2.822cm" svg:y="0.789cm">
          <text:p text:style-name="P10"><text:span text:style-name="T7">Administr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id="id9" draw:layer="layout" svg:width="4.736cm" svg:height="2.355cm" svg:x="2.822cm" svg:y="3.144cm">
          <text:p text:style-name="P10"><text:span text:style-name="T7">Operation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id="id14" draw:layer="layout" svg:width="4.736cm" svg:height="2.355cm" svg:x="2.822cm" svg:y="5.499cm">
          <text:p text:style-name="P10"><text:span text:style-name="T7">Technica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id="id20" draw:layer="layout" svg:width="4.736cm" svg:height="2.355cm" svg:x="2.822cm" svg:y="7.854cm">
          <text:p text:style-name="P10"><text:span text:style-name="T7">Liais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id="id25" draw:layer="layout" svg:width="4.736cm" svg:height="2.354cm" svg:x="2.822cm" svg:y="10.209cm">
          <text:p text:style-name="P10"><text:span text:style-name="T7">Trainin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id="id29" draw:layer="layout" svg:width="4.736cm" svg:height="2.355cm" svg:x="2.822cm" svg:y="12.563cm">
          <text:p text:style-name="P10"><text:span text:style-name="T12">Exercis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1.431cm" svg:height="1.277cm" svg:x="2.143cm" svg:y="15.65cm">
          <text:p text:style-name="P11"><text:span text:style-name="T13">Functions EMRG Needs As An Organization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id="id6" draw:layer="layout" svg:width="7.117cm" svg:height="0.853cm" svg:x="8.374cm" svg:y="1.539cm">
          <text:p text:style-name="P10"><text:span text:style-name="T14">Paperwork, Website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id="id21" draw:layer="layout" svg:width="7.315cm" svg:height="1.445cm" svg:x="8.176cm" svg:y="8.33cm">
          <text:p text:style-name="P10"><text:span text:style-name="T14">Interface With Clients, Partners, Clubs, Mutual Aid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id="id26" draw:layer="layout" svg:width="5.519cm" svg:height="0.853cm" svg:x="8.755cm" svg:y="10.874cm">
          <text:p text:style-name="P7"><text:span text:style-name="T14">Learning New Things</text:span></text:p>
          <draw:enhanced-geometry svg:viewBox="0 0 21600 21600" draw:type="mso-spt202" draw:enhanced-path="M 0 0 L 21600 0 21600 21600 0 21600 0 0 Z N"/>
        </draw:custom-shape>
        <draw:custom-shape draw:style-name="gr12" draw:text-style-name="P1" draw:id="id30" draw:layer="layout" svg:width="7.315cm" svg:height="1.278cm" svg:x="8.176cm" svg:y="13.0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31" draw:layer="layout" svg:width="7.315cm" svg:height="0.853cm" svg:x="8.176cm" svg:y="13.256cm">
          <text:p text:style-name="P10"><text:span text:style-name="T15">Practice What We Learned</text:span></text:p>
          <draw:enhanced-geometry svg:viewBox="0 0 21600 21600" draw:type="mso-spt202" draw:enhanced-path="M 0 0 L 21600 0 21600 21600 0 21600 0 0 Z N"/>
        </draw:custom-shape>
        <draw:custom-shape draw:style-name="gr22" draw:text-style-name="P1" draw:id="id15" draw:layer="layout" svg:width="7.315cm" svg:height="1.279cm" svg:x="8.176cm" svg:y="6.10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id="id10" draw:layer="layout" svg:width="7.315cm" svg:height="1.279cm" svg:x="8.176cm" svg:y="3.6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1" draw:layer="layout" svg:width="7.315cm" svg:height="1.445cm" svg:x="8.176cm" svg:y="3.545cm">
          <text:p text:style-name="P10"><text:span text:style-name="T14">How We Deliver Our Services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id="id16" draw:layer="layout" svg:width="7.514cm" svg:height="0.853cm" svg:x="7.977cm" svg:y="6.363cm">
          <text:p text:style-name="P10"><text:span text:style-name="T14">Infrastructure &amp; Equipment</text:span></text:p>
          <draw:enhanced-geometry svg:viewBox="0 0 21600 21600" draw:type="mso-spt202" draw:enhanced-path="M 0 0 L 21600 0 21600 21600 0 21600 0 0 Z N"/>
        </draw:custom-shape>
        <draw:custom-shape draw:style-name="gr12" draw:text-style-name="P1" draw:id="id32" draw:layer="layout" svg:width="6.324cm" svg:height="1.278cm" svg:x="16.373cm" svg:y="13.062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id="id33" draw:layer="layout" svg:width="4.895cm" svg:height="1.445cm" svg:x="16.373cm" svg:y="12.982cm">
          <text:list text:style-name="L7">
            <text:list-item>
              <text:p text:style-name="P12"><text:span text:style-name="T16">No Coordinator</text:span></text:p>
            </text:list-item>
          </text:list>
          <text:list text:style-name="L7">
            <text:list-item>
              <text:p text:style-name="P12"><text:span text:style-name="T16">Adhoc Deliver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id="id27" draw:layer="layout" svg:width="6.324cm" svg:height="1.279cm" svg:x="16.373cm" svg:y="10.73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id="id28" draw:layer="layout" svg:width="4.895cm" svg:height="1.445cm" svg:x="16.373cm" svg:y="10.654cm">
          <text:list text:style-name="L8">
            <text:list-item>
              <text:p text:style-name="P12"><text:span text:style-name="T17">No Coordinator</text:span></text:p>
            </text:list-item>
          </text:list>
          <text:list text:style-name="L8">
            <text:list-item>
              <text:p text:style-name="P12"><text:span text:style-name="T17">Adhoc Deliver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" draw:id="id22" draw:layer="layout" svg:width="6.324cm" svg:height="1.279cm" svg:x="16.373cm" svg:y="8.40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id="id23" draw:layer="layout" svg:width="5.662cm" svg:height="1.445cm" svg:x="16.373cm" svg:y="8.33cm">
          <text:list text:style-name="L8">
            <text:list-item>
              <text:p text:style-name="P12"><text:span text:style-name="T17">Team Leader Only</text:span></text:p>
            </text:list-item>
          </text:list>
          <text:list text:style-name="L8">
            <text:list-item>
              <text:p text:style-name="P12"><text:span text:style-name="T17">Adhoc Deliver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" draw:id="id17" draw:layer="layout" svg:width="6.324cm" svg:height="1.279cm" svg:x="16.373cm" svg:y="6.10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" draw:id="id18" draw:layer="layout" svg:width="5.662cm" svg:height="1.445cm" svg:x="16.373cm" svg:y="6.028cm">
          <text:list text:style-name="L8">
            <text:list-item>
              <text:p text:style-name="P12"><text:span text:style-name="T14">Limited Resources</text:span></text:p>
            </text:list-item>
          </text:list>
          <text:list text:style-name="L8">
            <text:list-item>
              <text:p text:style-name="P12"><text:span text:style-name="T14">Behind Schedu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" draw:id="id12" draw:layer="layout" svg:width="6.324cm" svg:height="1.279cm" svg:x="16.373cm" svg:y="3.62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id="id13" draw:layer="layout" svg:width="5.662cm" svg:height="1.445cm" svg:x="16.373cm" svg:y="3.545cm">
          <text:list text:style-name="L8">
            <text:list-item>
              <text:p text:style-name="P12"><text:span text:style-name="T14">Basic Plans</text:span></text:p>
            </text:list-item>
          </text:list>
          <text:list text:style-name="L8">
            <text:list-item>
              <text:p text:style-name="P12"><text:span text:style-name="T14">No Practic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" draw:id="id7" draw:layer="layout" svg:width="6.324cm" svg:height="1.279cm" svg:x="16.373cm" svg:y="1.314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id="id8" draw:layer="layout" svg:width="5.662cm" svg:height="1.445cm" svg:x="16.373cm" svg:y="1.164cm">
          <text:list text:style-name="L8">
            <text:list-item>
              <text:p text:style-name="P12"><text:span text:style-name="T14">Good Records</text:span></text:p>
            </text:list-item>
          </text:list>
          <text:list text:style-name="L8">
            <text:list-item>
              <text:p text:style-name="P12"><text:span text:style-name="T14">Can be bette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" draw:id="id34" draw:layer="layout" svg:width="1.318cm" svg:height="1.12cm" svg:x="22.031cm" svg:y="13.0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5" draw:text-style-name="P1" draw:id="id35" draw:layer="layout" svg:width="1.318cm" svg:height="1.12cm" svg:x="22.031cm" svg:y="10.73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5" draw:text-style-name="P1" draw:id="id36" draw:layer="layout" svg:width="1.318cm" svg:height="1.12cm" svg:x="22.031cm" svg:y="8.40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5" draw:text-style-name="P1" draw:id="id37" draw:layer="layout" svg:width="1.318cm" svg:height="1.121cm" svg:x="22.031cm" svg:y="6.10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5" draw:text-style-name="P1" draw:id="id38" draw:layer="layout" svg:width="1.318cm" svg:height="1.12cm" svg:x="21.877cm" svg:y="3.62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id="id39" draw:layer="layout" svg:width="13.553cm" svg:height="0.853cm" svg:x="10.949cm" svg:y="14.662cm">
          <text:p text:style-name="P7"><text:span text:style-name="T18">Red stars indicate areas that need a lot of improvement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 smil:additive="base"/>
                  <anim:animate smil:dur="0.5s" smil:fill="hold" smil:targetElement="id34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 smil:additive="base"/>
                  <anim:animate smil:dur="0.5s" smil:fill="hold" smil:targetElement="id35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 smil:additive="base"/>
                  <anim:animate smil:dur="0.5s" smil:fill="hold" smil:targetElement="id36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 smil:additive="base"/>
                  <anim:animate smil:dur="0.5s" smil:fill="hold" smil:targetElement="id37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 smil:additive="base"/>
                  <anim:animate smil:dur="0.5s" smil:fill="hold" smil:targetElement="id3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3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lide 4" draw:style-name="dp3" draw:master-page-name="Default" presentation:use-footer-name="ftr1">
        <draw:custom-shape draw:style-name="gr26" draw:text-style-name="P1" draw:id="id40" draw:layer="layout" svg:width="6.531cm" svg:height="2.659cm" svg:x="2.981cm" svg:y="1.799cm">
          <text:p text:style-name="P10"><text:span text:style-name="T19">Find A Solution</text:span></text:p>
          <text:p text:style-name="P10"><text:span text:style-name="T19">For Delivery of</text:span></text:p>
          <text:p text:style-name="P10"><text:span text:style-name="T19">Group Functions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id="id46" draw:layer="layout" svg:width="7.302cm" svg:height="2.703cm" svg:x="15.884cm" svg:y="1.799cm">
          <text:p text:style-name="P10"><text:span text:style-name="T19">Engage EMRG</text:span></text:p>
          <text:p text:style-name="P10"><text:span text:style-name="T19">Membership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id="id49" draw:layer="layout" svg:width="3.228cm" svg:height="0.798cm" svg:x="19.958cm" svg:y="5.781cm">
          <text:p text:style-name="P10"><text:span text:style-name="T14">Rewards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id="id48" draw:layer="layout" svg:width="3.642cm" svg:height="2.673cm" svg:x="15.884cm" svg:y="5.031cm">
          <text:p text:style-name="P10"><text:span text:style-name="T14">Activities To</text:span></text:p>
          <text:p text:style-name="P10"><text:span text:style-name="T14">Participate In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id="id59" draw:layer="layout" svg:width="8.242cm" svg:height="1.654cm" svg:x="15.875cm" svg:y="10.001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id="id47" draw:layer="layout" svg:x1="17.524cm" svg:y1="4.502cm" svg:x2="17.524cm" svg:y2="5.031cm">
          <text:p/>
        </draw:line>
        <draw:line draw:style-name="gr10" draw:text-style-name="P4" draw:id="id50" draw:layer="layout" svg:x1="21.55cm" svg:y1="4.502cm" svg:x2="21.55cm" svg:y2="5.781cm">
          <text:p/>
        </draw:line>
        <draw:custom-shape draw:style-name="gr2" draw:text-style-name="P1" draw:id="id60" draw:layer="layout" svg:width="8.321cm" svg:height="1.445cm" svg:x="15.796cm" svg:y="10.001cm">
          <text:p text:style-name="P7"><text:span text:style-name="T14">Need to set participation levels for membership in EMRG.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id="id54" draw:layer="layout" svg:width="1.041cm" svg:height="0.798cm" svg:x="14.843cm" svg:y="5.39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" draw:id="id42" draw:layer="layout" svg:width="6.535cm" svg:height="3.963cm" svg:x="2.981cm" svg:y="5.031cm">
          <text:list text:style-name="L10">
            <text:list-item>
              <text:p text:style-name="P13"><text:span text:style-name="T6">Administration</text:span></text:p>
            </text:list-item>
          </text:list>
          <text:list text:style-name="L10" text:continue-numbering="true">
            <text:list-item>
              <text:p text:style-name="P13"><text:span text:style-name="T6">Operations</text:span></text:p>
            </text:list-item>
          </text:list>
          <text:list text:style-name="L10" text:continue-numbering="true">
            <text:list-item>
              <text:p text:style-name="P13"><text:span text:style-name="T6">Technical</text:span></text:p>
            </text:list-item>
          </text:list>
          <text:list text:style-name="L10" text:continue-numbering="true">
            <text:list-item>
              <text:p text:style-name="P13"><text:span text:style-name="T6">Liaison</text:span></text:p>
            </text:list-item>
          </text:list>
          <text:list text:style-name="L10" text:continue-numbering="true">
            <text:list-item>
              <text:p text:style-name="P13"><text:span text:style-name="T6">Training</text:span></text:p>
            </text:list-item>
          </text:list>
          <text:list text:style-name="L10" text:continue-numbering="true">
            <text:list-item>
              <text:p text:style-name="P13"><text:span text:style-name="T6">Exercises</text:span></text:p>
            </text:list-item>
          </text:list>
          <draw:enhanced-geometry svg:viewBox="0 0 21600 21600" draw:type="rectangle" draw:enhanced-path="M 0 0 L 21600 0 21600 21600 0 21600 0 0 Z N"/>
        </draw:custom-shape>
        <draw:g draw:id="id51">
          <draw:custom-shape draw:style-name="gr27" draw:text-style-name="P1" draw:layer="layout" svg:width="7.302cm" svg:height="1.297cm" svg:x="15.884cm" svg:y="8.365cm">
            <text:p text:style-name="P10"><text:span text:style-name="T14">Create Sense of Group Spirit</text:span></text:p>
            <draw:enhanced-geometry svg:viewBox="0 0 21600 21600" draw:type="rectangle" draw:enhanced-path="M 0 0 L 21600 0 21600 21600 0 21600 0 0 Z N"/>
          </draw:custom-shape>
          <draw:line draw:style-name="gr31" draw:text-style-name="P4" draw:layer="layout" svg:x1="17.524cm" svg:y1="7.717cm" svg:x2="17.551cm" svg:y2="8.365cm">
            <text:p/>
          </draw:line>
          <draw:line draw:style-name="gr32" draw:text-style-name="P4" draw:layer="layout" svg:x1="21.549cm" svg:y1="6.579cm" svg:x2="21.536cm" svg:y2="8.475cm">
            <text:p/>
          </draw:line>
        </draw:g>
        <draw:custom-shape draw:style-name="gr33" draw:text-style-name="P1" draw:id="id55" draw:layer="layout" svg:width="8.246cm" svg:height="2.218cm" svg:x="1.773cm" svg:y="9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56" draw:layer="layout" svg:width="8.246cm" svg:height="2.037cm" svg:x="1.83cm" svg:y="9.41cm">
          <text:p text:style-name="P7"><text:span text:style-name="T14">Finding people to lead positions in delivery organization has failed (repeatedly).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id="id63" draw:layer="layout" svg:width="5.72cm" svg:height="5.301cm" svg:x="10.076cm" svg:y="10.0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id="id64" draw:layer="layout" svg:width="5.61cm" svg:height="2.693cm" svg:x="10.186cm" svg:y="11.187cm">
          <text:p text:style-name="P14"><text:span text:style-name="T12">Output of organization tied to input of membership</text:span></text:p>
          <draw:enhanced-geometry svg:viewBox="0 0 21600 21600" draw:type="mso-spt202" draw:enhanced-path="M 0 0 L 21600 0 21600 21600 0 21600 0 0 Z N"/>
        </draw:custom-shape>
        <draw:custom-shape draw:style-name="gr34" draw:text-style-name="P1" draw:id="id43" draw:layer="layout" svg:width="4.286cm" svg:height="2.703cm" svg:x="10.557cm" svg:y="1.799cm">
          <text:p text:style-name="P10"><text:span text:style-name="T19">Engage</text:span></text:p>
          <text:p text:style-name="P10"><text:span text:style-name="T19">Our</text:span></text:p>
          <text:p text:style-name="P10"><text:span text:style-name="T19">Clients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id="id45" draw:layer="layout" svg:width="4.286cm" svg:height="1.87cm" svg:x="10.557cm" svg:y="5.049cm">
          <text:p text:style-name="P10"><text:span text:style-name="T14">Greater</text:span></text:p>
          <text:p text:style-name="P10"><text:span text:style-name="T14">Interaction</text:span></text:p>
          <text:p text:style-name="P10"><text:span text:style-name="T14">At All Levels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id="id53" draw:layer="layout" svg:width="6.367cm" svg:height="0.798cm" svg:x="9.512cm" svg:y="7.3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4" draw:id="id41" draw:layer="layout" svg:x1="6.249cm" svg:y1="4.458cm" svg:x2="6.249cm" svg:y2="4.987cm">
          <text:p/>
        </draw:line>
        <draw:line draw:style-name="gr10" draw:text-style-name="P4" draw:id="id44" draw:layer="layout" svg:x1="12.678cm" svg:y1="4.502cm" svg:x2="12.678cm" svg:y2="5.111cm">
          <text:p/>
        </draw:line>
        <draw:custom-shape draw:style-name="gr29" draw:text-style-name="P1" draw:id="id52" draw:layer="layout" svg:width="1.041cm" svg:height="0.798cm" svg:x="9.516cm" svg:y="5.3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id="id57" draw:layer="layout" svg:width="8.246cm" svg:height="2.553cm" svg:x="1.773cm" svg:y="11.9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58" draw:layer="layout" svg:width="8.247cm" svg:height="2.629cm" svg:x="1.834cm" svg:y="11.88cm">
          <text:p text:style-name="P7"><text:span text:style-name="T14">New Solution: Break functions into smaller pieces and find people to complete these smaller pieces.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id="id61" draw:layer="layout" svg:width="8.242cm" svg:height="2.046cm" svg:x="15.884cm" svg:y="12.1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62" draw:layer="layout" svg:width="8.321cm" svg:height="2.037cm" svg:x="15.884cm" svg:y="12.074cm">
          <text:p text:style-name="P7"><text:span text:style-name="T14">May reduce the number of members, but retain those truly interested (willing to participate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431cm" svg:height="1.277cm" svg:x="2.143cm" svg:y="15.65cm">
          <text:p text:style-name="P11"><text:span text:style-name="T13">Three Key Areas To Address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5s" smil:targetElement="id5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3" smil:attributeName="visibility" smil:to="visible"/>
                  <anim:transitionFilter smil:dur="0.5s" smil:targetElement="id5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5s" smil:targetElement="id5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3" smil:attributeName="visibility" smil:to="visible"/>
                  <anim:transitionFilter smil:dur="0.5s" smil:targetElement="id63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64" smil:attributeName="visibility" smil:to="visible"/>
                  <anim:transitionFilter smil:dur="0.5s" smil:targetElement="id64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4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lide 5" draw:style-name="dp3" draw:master-page-name="Default" presentation:use-footer-name="ftr1">
        <draw:custom-shape draw:style-name="gr35" draw:text-style-name="P1" draw:layer="layout" svg:width="21.722cm" svg:height="2.039cm" svg:x="2.064cm" svg:y="1.257cm">
          <text:p text:style-name="P10"><text:span text:style-name="T20">6 FUNCTIONS</text:span></text:p>
          <text:p text:style-name="P10">Administration - Operations - Technical - Liaison - Training - Exercises</text:p>
          <draw:enhanced-geometry svg:viewBox="0 0 21600 21600" draw:type="mso-spt202" draw:enhanced-path="M 0 0 L 21600 0 21600 21600 0 21600 0 0 Z N"/>
        </draw:custom-shape>
        <draw:custom-shape draw:style-name="gr36" draw:text-style-name="P1" draw:id="id70" draw:layer="layout" svg:width="10.349cm" svg:height="0.937cm" svg:x="12.59cm" svg:y="3.316cm">
          <text:p text:style-name="P10"><text:span text:style-name="T7">SUB-FUNCTION</text:span></text:p>
          <draw:enhanced-geometry svg:viewBox="0 0 21600 21600" draw:type="mso-spt202" draw:enhanced-path="M 0 0 L 21600 0 21600 21600 0 21600 0 0 Z N"/>
        </draw:custom-shape>
        <draw:custom-shape draw:style-name="gr37" draw:text-style-name="P1" draw:id="id67" draw:layer="layout" svg:width="3.303cm" svg:height="0.853cm" svg:x="6.063cm" svg:y="4.277cm">
          <text:p text:style-name="P10"><text:span text:style-name="T6">Sub-Tasks</text:span></text:p>
          <draw:enhanced-geometry svg:viewBox="0 0 21600 21600" draw:type="mso-spt202" draw:enhanced-path="M 0 0 L 21600 0 21600 21600 0 21600 0 0 Z N"/>
        </draw:custom-shape>
        <draw:custom-shape draw:style-name="gr38" draw:text-style-name="P1" draw:id="id68" draw:layer="layout" svg:width="3.303cm" svg:height="0.937cm" svg:x="6.063cm" svg:y="3.316cm">
          <text:p text:style-name="P10"><text:span text:style-name="T7">Tasks</text:span></text:p>
          <draw:enhanced-geometry svg:viewBox="0 0 21600 21600" draw:type="mso-spt202" draw:enhanced-path="M 0 0 L 21600 0 21600 21600 0 21600 0 0 Z N"/>
        </draw:custom-shape>
        <draw:custom-shape draw:style-name="gr38" draw:text-style-name="P1" draw:id="id65" draw:layer="layout" svg:width="2.619cm" svg:height="0.937cm" svg:x="2.774cm" svg:y="3.316cm">
          <text:p text:style-name="P10"><text:span text:style-name="T7">Tasks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id="id66" draw:layer="layout" svg:width="22.834cm" svg:height="1.785cm" svg:x="0.635cm" svg:y="6.112cm">
          <text:list text:style-name="L11">
            <text:list-item>
              <text:list>
                <text:list-item>
                  <text:p text:style-name="P15"><text:span text:style-name="T21">TASKS</text:span><text:span text:style-name="T22">: <text:s/>Single, stand alone job. 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16"><text:span text:style-name="T22">Example: Callout Test, Repeater Test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" draw:id="id71" draw:layer="layout" svg:width="3.303cm" svg:height="0.853cm" svg:x="16.836cm" svg:y="5.239cm">
          <text:p text:style-name="P10"><text:span text:style-name="T6">Sub-Tasks</text:span></text:p>
          <draw:enhanced-geometry svg:viewBox="0 0 21600 21600" draw:type="mso-spt202" draw:enhanced-path="M 0 0 L 21600 0 21600 21600 0 21600 0 0 Z N"/>
        </draw:custom-shape>
        <draw:custom-shape draw:style-name="gr38" draw:text-style-name="P1" draw:id="id72" draw:layer="layout" svg:width="3.303cm" svg:height="0.937cm" svg:x="16.836cm" svg:y="4.277cm">
          <text:p text:style-name="P10"><text:span text:style-name="T7">Tasks</text:span></text:p>
          <draw:enhanced-geometry svg:viewBox="0 0 21600 21600" draw:type="mso-spt202" draw:enhanced-path="M 0 0 L 21600 0 21600 21600 0 21600 0 0 Z N"/>
        </draw:custom-shape>
        <draw:custom-shape draw:style-name="gr38" draw:text-style-name="P1" draw:id="id73" draw:layer="layout" svg:width="2.619cm" svg:height="0.937cm" svg:x="13.547cm" svg:y="4.277cm">
          <text:p text:style-name="P10"><text:span text:style-name="T7">Tasks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id="id69" draw:layer="layout" svg:width="22.834cm" svg:height="3.899cm" svg:x="0.635cm" svg:y="7.911cm">
          <text:list text:style-name="L11">
            <text:list-item>
              <text:list>
                <text:list-item>
                  <text:p text:style-name="P17"><text:span text:style-name="T21">SUB-TASKS:</text:span><text:span text:style-name="T22"> Stand alone piece of a task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16"><text:span text:style-name="T22">Example: Testing Permanent Radios could have 3 sub-tasks; Red Cross, EOC, EMRG Communications Room</text:span></text:p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16"><text:span text:style-name="T23">EMRG members would sign up for the sub tasks (one person could take on all 3 sub tasks, but they are treated as separate entities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id="id74" draw:layer="layout" svg:width="22.834cm" svg:height="4.833cm" svg:x="0.635cm" svg:y="12.299cm">
          <text:list text:style-name="L11">
            <text:list-item>
              <text:list>
                <text:list-item>
                  <text:p text:style-name="P17"><text:span text:style-name="T21">SUB-FUNCTION</text:span><text:span text:style-name="T22">: Part of a Function made up of several tasks that are dependent on each other for completion of the sub-function.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16"><text:span text:style-name="T22">Example: Having an exercise is defined by a series of tasks that encompass defining the scenario, preparing inputs, running the exercise, observing the exercise, debrief, lessons learned. <text:s/></text:span></text:p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16"><text:span text:style-name="T22">Modules will have tasks and can have sub tasks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5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lide 6" draw:style-name="dp3" draw:master-page-name="Default" presentation:use-footer-name="ftr1">
        <draw:custom-shape draw:style-name="gr35" draw:text-style-name="P1" draw:layer="layout" svg:width="21.722cm" svg:height="1.277cm" svg:x="2.064cm" svg:y="1.257cm">
          <text:p text:style-name="P10"><text:span text:style-name="T20">FUNCTION: Exercises</text:span></text:p>
          <draw:enhanced-geometry svg:viewBox="0 0 21600 21600" draw:type="mso-spt202" draw:enhanced-path="M 0 0 L 21600 0 21600 21600 0 21600 0 0 Z N"/>
        </draw:custom-shape>
        <draw:custom-shape draw:style-name="gr36" draw:text-style-name="P1" draw:id="id76" draw:layer="layout" svg:width="11.937cm" svg:height="0.937cm" svg:x="10.156cm" svg:y="2.553cm">
          <text:p text:style-name="P7"><text:span text:style-name="T7">Sub-Function: Exercise</text:span></text:p>
          <draw:enhanced-geometry svg:viewBox="0 0 21600 21600" draw:type="mso-spt202" draw:enhanced-path="M 0 0 L 21600 0 21600 21600 0 21600 0 0 Z N"/>
        </draw:custom-shape>
        <draw:custom-shape draw:style-name="gr38" draw:text-style-name="P1" draw:id="id75" draw:layer="layout" svg:width="6.848cm" svg:height="0.937cm" svg:x="2.064cm" svg:y="2.553cm">
          <text:p text:style-name="P10"><text:span text:style-name="T7">Task: Callout Test</text:span></text:p>
          <draw:enhanced-geometry svg:viewBox="0 0 21600 21600" draw:type="mso-spt202" draw:enhanced-path="M 0 0 L 21600 0 21600 21600 0 21600 0 0 Z N"/>
        </draw:custom-shape>
        <draw:custom-shape draw:style-name="gr38" draw:text-style-name="P1" draw:id="id77" draw:layer="layout" svg:width="11.937cm" svg:height="0.937cm" svg:x="10.156cm" svg:y="3.515cm">
          <text:p text:style-name="P7"><text:span text:style-name="T7">Task 1: Prepare Scenario</text:span></text:p>
          <draw:enhanced-geometry svg:viewBox="0 0 21600 21600" draw:type="mso-spt202" draw:enhanced-path="M 0 0 L 21600 0 21600 21600 0 21600 0 0 Z N"/>
        </draw:custom-shape>
        <draw:custom-shape draw:style-name="gr38" draw:text-style-name="P1" draw:id="id78" draw:layer="layout" svg:width="11.937cm" svg:height="0.937cm" svg:x="10.156cm" svg:y="4.476cm">
          <text:p text:style-name="P7"><text:span text:style-name="T7">Task 2: Prepare Exercise Plan</text:span></text:p>
          <draw:enhanced-geometry svg:viewBox="0 0 21600 21600" draw:type="mso-spt202" draw:enhanced-path="M 0 0 L 21600 0 21600 21600 0 21600 0 0 Z N"/>
        </draw:custom-shape>
        <draw:custom-shape draw:style-name="gr37" draw:text-style-name="P1" draw:id="id79" draw:layer="layout" svg:width="11.267cm" svg:height="0.937cm" svg:x="10.826cm" svg:y="6.451cm">
          <text:p text:style-name="P7"><text:span text:style-name="T7">Sub-Task 2: Prepare Information Inputs</text:span></text:p>
          <draw:enhanced-geometry svg:viewBox="0 0 21600 21600" draw:type="mso-spt202" draw:enhanced-path="M 0 0 L 21600 0 21600 21600 0 21600 0 0 Z N"/>
        </draw:custom-shape>
        <draw:custom-shape draw:style-name="gr37" draw:text-style-name="P1" draw:id="id80" draw:layer="layout" svg:width="11.267cm" svg:height="0.937cm" svg:x="10.826cm" svg:y="7.439cm">
          <text:p text:style-name="P7"><text:span text:style-name="T7">Sub-Task 3: Coordinate Equipment</text:span></text:p>
          <draw:enhanced-geometry svg:viewBox="0 0 21600 21600" draw:type="mso-spt202" draw:enhanced-path="M 0 0 L 21600 0 21600 21600 0 21600 0 0 Z N"/>
        </draw:custom-shape>
        <draw:custom-shape draw:style-name="gr37" draw:text-style-name="P1" draw:id="id81" draw:layer="layout" svg:width="11.267cm" svg:height="0.937cm" svg:x="10.826cm" svg:y="5.464cm">
          <text:p text:style-name="P7"><text:span text:style-name="T7">Sub-Task 1: Prepare Exercise Schedule</text:span></text:p>
          <draw:enhanced-geometry svg:viewBox="0 0 21600 21600" draw:type="mso-spt202" draw:enhanced-path="M 0 0 L 21600 0 21600 21600 0 21600 0 0 Z N"/>
        </draw:custom-shape>
        <draw:custom-shape draw:style-name="gr38" draw:text-style-name="P1" draw:id="id82" draw:layer="layout" svg:width="11.937cm" svg:height="0.937cm" svg:x="10.156cm" svg:y="8.401cm">
          <text:p text:style-name="P7"><text:span text:style-name="T7">Task 3: Run Exercise</text:span></text:p>
          <draw:enhanced-geometry svg:viewBox="0 0 21600 21600" draw:type="mso-spt202" draw:enhanced-path="M 0 0 L 21600 0 21600 21600 0 21600 0 0 Z N"/>
        </draw:custom-shape>
        <draw:custom-shape draw:style-name="gr37" draw:text-style-name="P1" draw:id="id83" draw:layer="layout" svg:width="11.267cm" svg:height="0.937cm" svg:x="10.826cm" svg:y="10.35cm">
          <text:p text:style-name="P7"><text:span text:style-name="T24">Sub-Task 2: Support Team Member(s)</text:span></text:p>
          <draw:enhanced-geometry svg:viewBox="0 0 21600 21600" draw:type="mso-spt202" draw:enhanced-path="M 0 0 L 21600 0 21600 21600 0 21600 0 0 Z N"/>
        </draw:custom-shape>
        <draw:custom-shape draw:style-name="gr37" draw:text-style-name="P1" draw:id="id84" draw:layer="layout" svg:width="11.267cm" svg:height="0.937cm" svg:x="10.826cm" svg:y="9.362cm">
          <text:p text:style-name="P7"><text:span text:style-name="T7">Sub-Task 1: Coordinator</text:span></text:p>
          <draw:enhanced-geometry svg:viewBox="0 0 21600 21600" draw:type="mso-spt202" draw:enhanced-path="M 0 0 L 21600 0 21600 21600 0 21600 0 0 Z N"/>
        </draw:custom-shape>
        <draw:custom-shape draw:style-name="gr38" draw:text-style-name="P1" draw:id="id85" draw:layer="layout" svg:width="11.937cm" svg:height="0.937cm" svg:x="10.156cm" svg:y="11.284cm">
          <text:p text:style-name="P7"><text:span text:style-name="T7">Task 4: Debrief</text:span></text:p>
          <draw:enhanced-geometry svg:viewBox="0 0 21600 21600" draw:type="mso-spt202" draw:enhanced-path="M 0 0 L 21600 0 21600 21600 0 21600 0 0 Z N"/>
        </draw:custom-shape>
        <draw:custom-shape draw:style-name="gr37" draw:text-style-name="P1" draw:id="id86" draw:layer="layout" svg:width="11.267cm" svg:height="0.937cm" svg:x="10.826cm" svg:y="13.234cm">
          <text:p text:style-name="P7"><text:span text:style-name="T24">Sub-Task 2: Exercise Observer(s)</text:span></text:p>
          <draw:enhanced-geometry svg:viewBox="0 0 21600 21600" draw:type="mso-spt202" draw:enhanced-path="M 0 0 L 21600 0 21600 21600 0 21600 0 0 Z N"/>
        </draw:custom-shape>
        <draw:custom-shape draw:style-name="gr37" draw:text-style-name="P1" draw:id="id87" draw:layer="layout" svg:width="11.267cm" svg:height="0.937cm" svg:x="10.826cm" svg:y="12.246cm">
          <text:p text:style-name="P7"><text:span text:style-name="T7">Sub-Task 1: Coordinator</text:span></text:p>
          <draw:enhanced-geometry svg:viewBox="0 0 21600 21600" draw:type="mso-spt202" draw:enhanced-path="M 0 0 L 21600 0 21600 21600 0 21600 0 0 Z N"/>
        </draw:custom-shape>
        <draw:custom-shape draw:style-name="gr37" draw:text-style-name="P1" draw:id="id88" draw:layer="layout" svg:width="11.267cm" svg:height="0.937cm" svg:x="10.826cm" svg:y="14.221cm">
          <text:p text:style-name="P7"><text:span text:style-name="T7">Sub-Task 3: Debrief Facilitator</text:span></text:p>
          <draw:enhanced-geometry svg:viewBox="0 0 21600 21600" draw:type="mso-spt202" draw:enhanced-path="M 0 0 L 21600 0 21600 21600 0 21600 0 0 Z N"/>
        </draw:custom-shape>
        <draw:custom-shape draw:style-name="gr37" draw:text-style-name="P1" draw:id="id89" draw:layer="layout" svg:width="11.267cm" svg:height="0.937cm" svg:x="10.826cm" svg:y="15.183cm">
          <text:p text:style-name="P7"><text:span text:style-name="T7">Sub-Task 4: Prepare Lessons Learned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79" smil:attributeName="visibility" smil:to="visible"/>
                  <anim:transitionFilter smil:dur="0.5s" smil:targetElement="id79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80" smil:attributeName="visibility" smil:to="visible"/>
                  <anim:transitionFilter smil:dur="0.5s" smil:targetElement="id80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81" smil:attributeName="visibility" smil:to="visible"/>
                  <anim:transitionFilter smil:dur="0.5s" smil:targetElement="id8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83" smil:attributeName="visibility" smil:to="visible"/>
                  <anim:transitionFilter smil:dur="0.5s" smil:targetElement="id83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84" smil:attributeName="visibility" smil:to="visible"/>
                  <anim:transitionFilter smil:dur="0.5s" smil:targetElement="id8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86" smil:attributeName="visibility" smil:to="visible"/>
                  <anim:transitionFilter smil:dur="0.5s" smil:targetElement="id86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87" smil:attributeName="visibility" smil:to="visible"/>
                  <anim:transitionFilter smil:dur="0.5s" smil:targetElement="id87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88" smil:attributeName="visibility" smil:to="visible"/>
                  <anim:transitionFilter smil:dur="0.5s" smil:targetElement="id88" smil:type="dissolve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89" smil:attributeName="visibility" smil:to="visible"/>
                  <anim:transitionFilter smil:dur="0.5s" smil:targetElement="id89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6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lide 7" draw:style-name="dp3" draw:master-page-name="Default" presentation:use-footer-name="ftr1">
        <draw:g>
          <draw:custom-shape draw:style-name="gr39" draw:text-style-name="P1" draw:layer="layout" svg:width="10.821cm" svg:height="2.28cm" svg:x="13.15cm" svg:y="11.871cm">
            <text:p text:style-name="P18"><text:span text:style-name="T25">Extensive</text:span></text:p>
            <text:p text:style-name="P19"><text:span text:style-name="T26">Work requires extensive commitment of time and effort to complete.</text:span></text:p>
            <text:p text:style-name="P19"><text:span text:style-name="T26">Example: Plan and</text:span><text:span text:style-name="T25"> </text:span><text:span text:style-name="T26">implement a major exercis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8.379cm" svg:height="2.28cm" svg:x="4.771cm" svg:y="11.871cm">
            <text:p text:style-name="P18"><text:span text:style-name="T25">Minimal</text:span></text:p>
            <text:p text:style-name="P19"><text:span text:style-name="T26">Work requires minimal effort.</text:span></text:p>
            <text:p text:style-name="P19"><text:span text:style-name="T26">Example: Update training log.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3.188cm" svg:height="2.28cm" svg:x="1.583cm" svg:y="11.871cm">
            <text:p text:style-name="P20"><text:span text:style-name="T25">EFFORT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10.821cm" svg:height="2.28cm" svg:x="13.15cm" svg:y="9.591cm">
            <text:p text:style-name="P18"><text:span text:style-name="T25">Leader</text:span></text:p>
            <text:p text:style-name="P19"><text:span text:style-name="T26">Work requires some organizational and leadership skills to bring a group together to complete the task.</text:span></text:p>
            <text:p text:style-name="P19"><text:span text:style-name="T26">Example: Plan Tour Norte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8.379cm" svg:height="2.28cm" svg:x="4.771cm" svg:y="9.591cm">
            <text:p text:style-name="P18"><text:span text:style-name="T25">Doer</text:span></text:p>
            <text:p text:style-name="P19"><text:span text:style-name="T26">Task requires people to do the work as outlined.</text:span></text:p>
            <text:p text:style-name="P19"><text:span text:style-name="T26">Example:</text:span><text:span text:style-name="T25"> </text:span><text:span text:style-name="T26">Repeater testing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3.188cm" svg:height="2.28cm" svg:x="1.583cm" svg:y="9.591cm">
            <text:p text:style-name="P20"><text:span text:style-name="T25">Worker</text:span></text:p>
            <text:p text:style-name="P21"><text:span text:style-name="T25">Ty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10.821cm" svg:height="2.28cm" svg:x="13.15cm" svg:y="7.311cm">
            <text:p text:style-name="P18"><text:span text:style-name="T25">Team</text:span></text:p>
            <text:p text:style-name="P19"><text:span text:style-name="T26">Work requires more than one person to coordinate or complete the work.</text:span></text:p>
            <text:p text:style-name="P19"><text:span text:style-name="T26">Example: Repeater testing requires at least 2 people.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8.379cm" svg:height="2.28cm" svg:x="4.771cm" svg:y="7.311cm">
            <text:p text:style-name="P18"><text:span text:style-name="T25">Individual</text:span></text:p>
            <text:p text:style-name="P19"><text:span text:style-name="T26">Work can be done by the individual without coordination with others.</text:span></text:p>
            <text:p text:style-name="P19"><text:span text:style-name="T26">Example: Maintaining membership list.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3.188cm" svg:height="2.28cm" svg:x="1.583cm" svg:y="7.311cm">
            <text:p text:style-name="P20"><text:span text:style-name="T25">PEOPL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10.821cm" svg:height="1.777cm" svg:x="13.15cm" svg:y="5.534cm">
            <text:p text:style-name="P18"><text:span text:style-name="T25">Specific Location</text:span></text:p>
            <text:p text:style-name="P19"><text:span text:style-name="T26">Work must be done at a specific location.</text:span></text:p>
            <text:p text:style-name="P19"><text:span text:style-name="T26">Example: test Red Cross radio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8.379cm" svg:height="1.777cm" svg:x="4.771cm" svg:y="5.534cm">
            <text:p text:style-name="P18"><text:span text:style-name="T25">Home</text:span></text:p>
            <text:p text:style-name="P19"><text:span text:style-name="T26">Work can be done at home, Example: update membership list or test repeaters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3.188cm" svg:height="1.777cm" svg:x="1.583cm" svg:y="5.534cm">
            <text:p text:style-name="P20"><text:span text:style-name="T25">LOCATION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10.821cm" svg:height="2.28cm" svg:x="13.15cm" svg:y="3.254cm">
            <text:p text:style-name="P18"><text:span text:style-name="T25">One Time</text:span></text:p>
            <text:p text:style-name="P19"><text:span text:style-name="T26">Individual task, which allows a person to limit activity to a particular portion of the year.</text:span></text:p>
            <text:p text:style-name="P19"><text:span text:style-name="T26">Example: Plan Tour Norte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8.379cm" svg:height="2.28cm" svg:x="4.771cm" svg:y="3.254cm">
            <text:p text:style-name="P18"><text:span text:style-name="T25">Ongoing</text:span></text:p>
            <text:p text:style-name="P19"><text:span text:style-name="T26">Has activity throughout the year. Requires commitment for at least a year.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3.188cm" svg:height="2.28cm" svg:x="1.583cm" svg:y="3.254cm">
            <text:p text:style-name="P20"><text:span text:style-name="T25">HOW OFTEN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10.821cm" svg:height="2.279cm" svg:x="13.15cm" svg:y="0.975cm">
            <text:p text:style-name="P18"><text:span text:style-name="T25">As Scheduled</text:span></text:p>
            <text:p text:style-name="P19"><text:span text:style-name="T26">Routine task, typically with a set day and time.</text:span></text:p>
            <text:p text:style-name="P19"><text:span text:style-name="T26">Example: weekly repeater test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8.379cm" svg:height="2.279cm" svg:x="4.771cm" svg:y="0.975cm">
            <text:p text:style-name="P18"><text:span text:style-name="T25">As Required</text:span></text:p>
            <text:p text:style-name="P19"><text:span text:style-name="T26">Ongoing task, not time of day dependant and can usually wait a few days. </text:span></text:p>
            <text:p text:style-name="P19"><text:span text:style-name="T26">Example: <text:s/>maintaining web site. 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3.188cm" svg:height="2.279cm" svg:x="1.583cm" svg:y="0.975cm">
            <text:p text:style-name="P20"><text:span text:style-name="T25">WHEN</text:span></text:p>
            <draw:enhanced-geometry svg:viewBox="0 0 21600 21600" draw:type="rectangle" draw:enhanced-path="M 0 0 L 21600 0 21600 21600 0 21600 0 0 Z N"/>
          </draw:custom-shape>
          <draw:line draw:style-name="gr41" draw:text-style-name="P4" draw:layer="layout" svg:x1="1.583cm" svg:y1="0.975cm" svg:x2="23.971cm" svg:y2="0.975cm">
            <text:p/>
          </draw:line>
          <draw:line draw:style-name="gr41" draw:text-style-name="P4" draw:layer="layout" svg:x1="1.583cm" svg:y1="14.151cm" svg:x2="23.971cm" svg:y2="14.151cm">
            <text:p/>
          </draw:line>
          <draw:line draw:style-name="gr41" draw:text-style-name="P4" draw:layer="layout" svg:x1="1.583cm" svg:y1="0.975cm" svg:x2="1.583cm" svg:y2="14.151cm">
            <text:p/>
          </draw:line>
          <draw:line draw:style-name="gr41" draw:text-style-name="P4" draw:layer="layout" svg:x1="23.971cm" svg:y1="0.975cm" svg:x2="23.971cm" svg:y2="14.151cm">
            <text:p/>
          </draw:line>
          <draw:line draw:style-name="gr41" draw:text-style-name="P4" draw:layer="layout" svg:x1="1.583cm" svg:y1="3.254cm" svg:x2="23.971cm" svg:y2="3.254cm">
            <text:p/>
          </draw:line>
          <draw:line draw:style-name="gr41" draw:text-style-name="P4" draw:layer="layout" svg:x1="4.771cm" svg:y1="0.975cm" svg:x2="4.771cm" svg:y2="14.151cm">
            <text:p/>
          </draw:line>
          <draw:line draw:style-name="gr41" draw:text-style-name="P4" draw:layer="layout" svg:x1="13.15cm" svg:y1="0.975cm" svg:x2="13.15cm" svg:y2="14.151cm">
            <text:p/>
          </draw:line>
          <draw:line draw:style-name="gr41" draw:text-style-name="P4" draw:layer="layout" svg:x1="1.583cm" svg:y1="5.534cm" svg:x2="23.971cm" svg:y2="5.534cm">
            <text:p/>
          </draw:line>
          <draw:line draw:style-name="gr41" draw:text-style-name="P4" draw:layer="layout" svg:x1="1.583cm" svg:y1="7.311cm" svg:x2="23.971cm" svg:y2="7.311cm">
            <text:p/>
          </draw:line>
          <draw:line draw:style-name="gr41" draw:text-style-name="P4" draw:layer="layout" svg:x1="1.583cm" svg:y1="9.591cm" svg:x2="23.971cm" svg:y2="9.591cm">
            <text:p/>
          </draw:line>
          <draw:line draw:style-name="gr41" draw:text-style-name="P4" draw:layer="layout" svg:x1="1.583cm" svg:y1="11.871cm" svg:x2="23.971cm" svg:y2="11.871cm">
            <text:p/>
          </draw:line>
        </draw:g>
        <draw:custom-shape draw:style-name="gr2" draw:text-style-name="P1" draw:layer="layout" svg:width="21.431cm" svg:height="1.277cm" svg:x="2.143cm" svg:y="15.668cm">
          <text:p text:style-name="P11"><text:span text:style-name="T13">Types Of Task Requirement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9.908cm" svg:height="0.768cm" svg:x="1.882cm" svg:y="14.301cm">
          <text:p text:style-name="P7"><text:span text:style-name="T8">Amateurs who are not EMRG members, but who would like to help, can take on any of the tasks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912cm" svg:height="9.685cm" svg:x="3.281cm" svg:y="1.936cm" draw:page-number="7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HOW IT WOULD WORK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HOW IT WOULD WORK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14">
              <text:list-item>
                <text:p text:style-name="P22"><text:span text:style-name="T27">Each year, EMRG strategy would lay out a plan based on what EMRG members can support. </text:span></text:p>
              </text:list-item>
            </text:list>
            <text:list text:style-name="L14">
              <text:list-item>
                <text:list>
                  <text:list-item>
                    <text:p text:style-name="P23"><text:span text:style-name="T28">The number of exercises, training sessions and meetings will depend on how much time EMRG members have to put into EMRG.</text:span></text:p>
                  </text:list-item>
                </text:list>
              </text:list-item>
            </text:list>
            <text:list text:style-name="L14">
              <text:list-item>
                <text:p text:style-name="P22"><text:span text:style-name="T27">The tasks and sub-tasks required to meet each objective would be listed.</text:span></text:p>
              </text:list-item>
            </text:list>
            <text:list text:style-name="L14">
              <text:list-item>
                <text:p text:style-name="P22"><text:span text:style-name="T27">People would sign up for the tasks they want.</text:span></text:p>
              </text:list-item>
            </text:list>
            <text:list text:style-name="L14">
              <text:list-item>
                <text:p text:style-name="P22"><text:span text:style-name="T27">Tasks not signed up for are dropped, if the tasks are part of a sub-function, the whole sub function gets dropped</text:span></text:p>
              </text:list-item>
            </text:list>
          </draw:text-box>
        </draw:frame>
        <presentation:notes draw:style-name="dp2">
          <draw:page-thumbnail draw:style-name="gr7" draw:layer="layout" svg:width="12.912cm" svg:height="9.685cm" svg:x="3.281cm" svg:y="1.936cm" draw:page-number="8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IMPLEMENTATION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237cm" presentation:class="title" presentation:user-transformed="true">
          <draw:text-box>
            <text:p text:style-name="P7">IMPLEMENTATION</text:p>
          </draw:text-box>
        </draw:frame>
        <draw:frame presentation:style-name="pr4" draw:text-style-name="P1" draw:layer="layout" svg:width="22.86cm" svg:height="14.818cm" svg:x="1.27cm" svg:y="2.883cm" presentation:class="outline" presentation:user-transformed="true">
          <draw:text-box>
            <text:list text:style-name="L14">
              <text:list-item>
                <text:p text:style-name="P22"><text:span text:style-name="T29">EMRG must implement the new plan in parallel with other activities that must take place this year.</text:span></text:p>
              </text:list-item>
            </text:list>
            <text:list text:style-name="L14">
              <text:list-item>
                <text:list>
                  <text:list-item>
                    <text:p text:style-name="P24"><text:span text:style-name="T30">Complete Red Cross Radio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24"><text:span text:style-name="T30">Barrhaven Repeater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24"><text:span text:style-name="T30">Clean up Randall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24"><text:span text:style-name="T30">Tour Nortel</text:span></text:p>
                  </text:list-item>
                </text:list>
              </text:list-item>
            </text:list>
            <text:list text:style-name="L14">
              <text:list-item>
                <text:p text:style-name="P22"><text:span text:style-name="T29">Defining and implementing this much change, with documentation, will require a great deal of effort. </text:span><text:span text:style-name="T31">There is no fast track.</text:span></text:p>
              </text:list-item>
            </text:list>
            <text:list text:style-name="L14">
              <text:list-item>
                <text:p text:style-name="P22"><text:span text:style-name="T29">There are items that will need to be resolved in order to implement some tasks (ie access procedure for Randall)</text:span></text:p>
              </text:list-item>
            </text:list>
            <text:list text:style-name="L14">
              <text:list-item>
                <text:p text:style-name="P22"><text:span text:style-name="T29">As tasks are defined, with all supporting documents, they can and should be put into operation.</text:span></text:p>
              </text:list-item>
            </text:list>
          </draw:text-box>
        </draw:frame>
        <presentation:notes draw:style-name="dp2">
          <draw:page-thumbnail draw:style-name="gr7" draw:layer="layout" svg:width="12.912cm" svg:height="9.685cm" svg:x="3.281cm" svg:y="1.936cm" draw:page-number="9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Jan 1 2010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Jan 1 2010</text:p>
          </draw:text-box>
        </draw:frame>
        <draw:frame presentation:style-name="pr5" draw:text-style-name="P1" draw:layer="layout" svg:width="22.86cm" svg:height="7.202cm" svg:x="1.588cm" svg:y="4.387cm" presentation:class="outline" presentation:user-transformed="true">
          <draw:text-box>
            <text:list text:style-name="L15">
              <text:list-item>
                <text:p text:style-name="P25"><text:span text:style-name="T32">By Jan 1 2010, all the tasks should be defined and assigned to EMRG members. </text:span></text:p>
              </text:list-item>
            </text:list>
          </draw:text-box>
        </draw:frame>
        <presentation:notes draw:style-name="dp2">
          <draw:page-thumbnail draw:style-name="gr7" draw:layer="layout" svg:width="12.912cm" svg:height="9.685cm" svg:x="3.281cm" svg:y="1.936cm" draw:page-number="10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FOUNDATION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396cm" presentation:class="title" presentation:user-transformed="true">
          <draw:text-box>
            <text:p text:style-name="P7">FOUNDATION</text:p>
          </draw:text-box>
        </draw:frame>
        <draw:frame presentation:style-name="pr6" draw:text-style-name="P1" draw:layer="layout" svg:width="22.86cm" svg:height="2.78cm" svg:x="1.27cm" svg:y="2.909cm" presentation:class="outline" presentation:user-transformed="true">
          <draw:text-box>
            <text:list text:style-name="L15">
              <text:list-item>
                <text:p text:style-name="P26">There are a number of things that are required to form the foundation for the new plan</text:p>
              </text:list-item>
            </text:list>
          </draw:text-box>
        </draw:frame>
        <draw:custom-shape draw:style-name="gr39" draw:text-style-name="P1" draw:id="id90" draw:layer="layout" svg:width="22.86cm" svg:height="12.303cm" svg:x="1.27cm" svg:y="5.689cm">
          <text:list text:style-name="L16">
            <text:list-item>
              <text:p text:style-name="P22"><text:span text:style-name="T27">Documentation structure to create and save task definitions</text:span></text:p>
            </text:list-item>
          </text:list>
          <text:list text:style-name="L16">
            <text:list-item>
              <text:p text:style-name="P22"><text:span text:style-name="T27">Complete definitions for the Functions, plus begin listing of tasks and sub-functions that we currently see as required for each.</text:span></text:p>
            </text:list-item>
          </text:list>
          <text:list text:style-name="L16">
            <text:list-item>
              <text:p text:style-name="P22"><text:span text:style-name="T27">Decide if and how to track member participation. </text:span></text:p>
            </text:list-item>
          </text:list>
          <text:list text:style-name="L17">
            <text:list-item>
              <text:list>
                <text:list-item>
                  <text:p text:style-name="P23"><text:span text:style-name="T28">Definition of membership involvement required and process for dealing with members who don’t achieve the expected level.</text:span></text:p>
                </text:list-item>
              </text:list>
            </text:list-item>
          </text:list>
          <text:list text:style-name="L16">
            <text:list-item>
              <text:p text:style-name="P22"><text:span text:style-name="T27">Templates for task definitions, including identifying boundaries, dependencies, and work value for the task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11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Management Team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449cm" presentation:class="title" presentation:user-transformed="true">
          <draw:text-box>
            <text:p text:style-name="P7">Management Team</text:p>
          </draw:text-box>
        </draw:frame>
        <draw:frame presentation:style-name="pr7" draw:text-style-name="P1" draw:layer="layout" svg:width="22.86cm" svg:height="13.891cm" svg:x="1.27cm" svg:y="3.625cm" presentation:class="outline" presentation:user-transformed="true">
          <draw:text-box>
            <text:list text:style-name="L14">
              <text:list-item>
                <text:p text:style-name="P27">The role of the management team would be to manage Policy and provide guidance and strategy for EMRG.</text:p>
              </text:list-item>
            </text:list>
            <text:list text:style-name="L14">
              <text:list-item>
                <text:p text:style-name="P27">The tasks currently done by the team leader will also need to be identified and documented as tasks. </text:p>
              </text:list-item>
            </text:list>
            <text:list text:style-name="L14">
              <text:list-item>
                <text:p text:style-name="P27">There may be some tasks that are defined as the responsibility of the management team.</text:p>
              </text:list-item>
            </text:list>
            <text:list text:style-name="L14">
              <text:list-item>
                <text:p text:style-name="P27">Management team members can take on any tasks in the list, like any EMRG member.</text:p>
              </text:list-item>
            </text:list>
          </draw:text-box>
        </draw:frame>
        <presentation:notes draw:style-name="dp2">
          <draw:page-thumbnail draw:style-name="gr7" draw:layer="layout" svg:width="12.912cm" svg:height="9.685cm" svg:x="3.281cm" svg:y="1.936cm" draw:page-number="12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Break Out Topic #1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Break Out Topic #1</text:p>
          </draw:text-box>
        </draw:frame>
        <draw:frame presentation:style-name="pr8" draw:text-style-name="P1" draw:layer="layout" svg:width="21.061cm" svg:height="6.567cm" svg:x="2.539cm" svg:y="4.785cm" presentation:class="outline" presentation:user-transformed="true">
          <draw:text-box>
            <text:list text:style-name="L18">
              <text:list-item>
                <text:p text:style-name="P28"><text:span text:style-name="T32">How Can We Improve This Plan?</text:span></text:p>
              </text:list-item>
            </text:list>
            <text:list text:style-name="L19">
              <text:list-item>
                <text:list>
                  <text:list-item>
                    <text:p text:style-name="P29"><text:span text:style-name="T33">What needs to be added?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29"><text:span text:style-name="T33">What needs to be expande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912cm" svg:height="9.685cm" svg:x="3.281cm" svg:y="1.936cm" draw:page-number="13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Break Out Topic #1 Here is what the this group identified." draw:style-name="dp3" draw:master-page-name="Default" presentation:presentation-page-layout-name="AL2T1" presentation:use-footer-name="ftr1"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14">
              <text:list-item>
                <text:p text:style-name="P30"><text:span text:style-name="T34">List the skills EMRG requires (Helps people understand tasks and if they can do it)</text:span></text:p>
              </text:list-item>
            </text:list>
            <text:list text:style-name="L14">
              <text:list-item>
                <text:p text:style-name="P30"><text:span text:style-name="T34">Break out tasks in fine detail (Something for everyone)</text:span></text:p>
              </text:list-item>
            </text:list>
            <text:list text:style-name="L14">
              <text:list-item>
                <text:p text:style-name="P30"><text:span text:style-name="T34">Set point value for tasks and set minimum requirement</text:span></text:p>
              </text:list-item>
            </text:list>
            <text:list text:style-name="L14">
              <text:list-item>
                <text:p text:style-name="P30"><text:span text:style-name="T34">More Carrots – Could be a ticket system, so get a ticket at each event/task completion and have a draw at year end.</text:span></text:p>
              </text:list-item>
            </text:list>
            <text:list text:style-name="L14">
              <text:list-item>
                <text:p text:style-name="P30"><text:span text:style-name="T34">Report into public service honor role. (People like to be recognized)</text:span></text:p>
              </text:list-item>
            </text:list>
            <text:list text:style-name="L14">
              <text:list-item>
                <text:p text:style-name="P30"><text:span text:style-name="T34">Should be able to report non EMRG public service. (CSM, Thing a thongs)</text:span></text:p>
              </text:list-item>
            </text:list>
            <text:list text:style-name="L14">
              <text:list-item>
                <text:p text:style-name="P30"><text:span text:style-name="T34">Web site needs to be more inviting, easier access. Use to recognize members effort.</text:span></text:p>
              </text:list-item>
            </text:list>
            <text:list text:style-name="L14">
              <text:list-item>
                <text:p text:style-name="P30"><text:span text:style-name="T34">PR Component to tasks. Promotion in the media when we do good things.</text:span></text:p>
              </text:list-item>
            </text:list>
            <text:list text:style-name="L14">
              <text:list-item>
                <text:p text:style-name="P31"><text:span text:style-name="T34"/></text:p>
              </text:list-item>
            </text:list>
          </draw:text-box>
        </draw:fram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Break Out Topic #1<text:line-break/><text:span text:style-name="T35">Here is what the this group identified.</text:span></text:p>
          </draw:text-box>
        </draw:frame>
        <presentation:notes draw:style-name="dp2">
          <draw:page-thumbnail draw:style-name="gr7" draw:layer="layout" svg:width="12.912cm" svg:height="9.685cm" svg:x="3.281cm" svg:y="1.936cm" draw:page-number="14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Break Out Topic #2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Break Out Topic #2</text:p>
          </draw:text-box>
        </draw:frame>
        <draw:frame presentation:style-name="pr9" draw:text-style-name="P1" draw:layer="layout" svg:width="19.527cm" svg:height="5.905cm" svg:x="3.253cm" svg:y="5.023cm" presentation:class="outline" presentation:user-transformed="true">
          <draw:text-box>
            <text:list text:style-name="L18">
              <text:list-item>
                <text:p text:style-name="P28"><text:span text:style-name="T32">Why Won’t This Plan Work?</text:span></text:p>
              </text:list-item>
            </text:list>
            <text:list text:style-name="L19">
              <text:list-item>
                <text:list>
                  <text:list-item>
                    <text:p text:style-name="P29"><text:span text:style-name="T33">What has been overlooked?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29"><text:span text:style-name="T33">What are the problem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912cm" svg:height="9.685cm" svg:x="3.281cm" svg:y="1.936cm" draw:page-number="15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Break Out Topic #2  Here is what the this group identified." draw:style-name="dp3" draw:master-page-name="Default" presentation:presentation-page-layout-name="AL2T1" presentation:use-footer-name="ftr1">
        <draw:frame presentation:style-name="pr2" draw:text-style-name="P1" draw:layer="layout" svg:width="22.86cm" svg:height="3.647cm" svg:x="1.27cm" svg:y="1.056cm" presentation:class="title" presentation:user-transformed="true">
          <draw:text-box>
            <text:p text:style-name="P7">Break Out Topic #2<text:line-break/> <text:span text:style-name="T35">Here is what the this group identified.</text:span></text:p>
          </draw:text-box>
        </draw:frame>
        <draw:frame presentation:style-name="pr10" draw:text-style-name="P1" draw:layer="layout" svg:width="22.146cm" svg:height="7.881cm" svg:x="1.984cm" svg:y="5.631cm" presentation:class="outline" presentation:user-transformed="true">
          <draw:text-box>
            <text:list text:style-name="L20">
              <text:list-item>
                <text:p text:style-name="P32"><text:span text:style-name="T34">Scope – Are we biting off more than we can chew. (Is it aligned with common goals)</text:span></text:p>
              </text:list-item>
            </text:list>
            <text:list text:style-name="L20">
              <text:list-item>
                <text:p text:style-name="P32"><text:span text:style-name="T34">Lack of commitment. Small group doing a lot of work. (Something that needs to be overcome</text:span></text:p>
              </text:list-item>
            </text:list>
            <text:list text:style-name="L20">
              <text:list-item>
                <text:p text:style-name="P32"><text:span text:style-name="T34">Who will feel ownership for tasks. (Need someone to coordinate)</text:span></text:p>
              </text:list-item>
            </text:list>
            <text:list text:style-name="L20">
              <text:list-item>
                <text:p text:style-name="P32"><text:span text:style-name="T34">Tasks need to be identified. Who?</text:span></text:p>
              </text:list-item>
            </text:list>
            <text:list text:style-name="L20">
              <text:list-item>
                <text:p text:style-name="P32"><text:span text:style-name="T34">How to motivate people? Linking rewards to occupation such as courses that align with work could make it easier to get time, more reward (Win-Win)</text:span></text:p>
              </text:list-item>
            </text:list>
          </draw:text-box>
        </draw:frame>
        <presentation:notes draw:style-name="dp2">
          <draw:page-thumbnail draw:style-name="gr7" draw:layer="layout" svg:width="12.912cm" svg:height="9.685cm" svg:x="3.281cm" svg:y="1.936cm" draw:page-number="16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Break Out Topic #3" draw:style-name="dp3" draw:master-page-name="Default" presentation:presentation-page-layout-name="AL2T1" presentation:use-footer-name="ftr1">
        <draw:custom-shape draw:style-name="gr39" draw:text-style-name="P1" draw:id="id91" draw:layer="layout" svg:width="23.389cm" svg:height="10.032cm" svg:x="1.27cm" svg:y="6.429cm">
          <text:list text:style-name="L21">
            <text:list-item>
              <text:p text:style-name="P33"><text:span text:style-name="T33">Should tasks, meetings and events have a point rating to reflect their level of effort, then each member must attain at least X points?</text:span></text:p>
            </text:list-item>
          </text:list>
          <text:list text:style-name="L22">
            <text:list-item>
              <text:list>
                <text:list-item>
                  <text:p text:style-name="P34"><text:span text:style-name="T27">Is it worth the effort to track participation?</text:span></text:p>
                </text:list-item>
              </text:list>
            </text:list-item>
          </text:list>
          <text:list text:style-name="L21">
            <text:list-item>
              <text:p text:style-name="P35"><text:span text:style-name="T33">If a member doesn’t meet their committed activity level, do they get removed from EMRG?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Break Out Topic #3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14">
              <text:list-item>
                <text:p text:style-name="P36"><text:span text:style-name="T36">How To Manage Member Responsibilities?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17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Break Out Topic #3  Here is what the this group identified." draw:style-name="dp3" draw:master-page-name="Default" presentation:presentation-page-layout-name="AL2T1" presentation:use-footer-name="ftr1">
        <draw:custom-shape draw:style-name="gr39" draw:text-style-name="P1" draw:id="id92" draw:layer="layout" svg:width="23.389cm" svg:height="12.409cm" svg:x="1.27cm" svg:y="4.842cm">
          <text:list text:style-name="L23">
            <text:list-item>
              <text:p text:style-name="P37"><text:span text:style-name="T30">Concern that points system might cause people to shy away.</text:span></text:p>
            </text:list-item>
          </text:list>
          <text:list text:style-name="L23">
            <text:list-item>
              <text:p text:style-name="P37"><text:span text:style-name="T30">More opportunities to assume responsibility and participate.</text:span></text:p>
            </text:list-item>
          </text:list>
          <text:list text:style-name="L23">
            <text:list-item>
              <text:p text:style-name="P37"><text:span text:style-name="T30">Feedback for achievement/participation (Example: Certificate on completion of a course or exercise)</text:span></text:p>
            </text:list-item>
          </text:list>
          <text:list text:style-name="L23">
            <text:list-item>
              <text:p text:style-name="P37"><text:span text:style-name="T30">Mentoring</text:span></text:p>
            </text:list-item>
          </text:list>
          <text:list text:style-name="L24">
            <text:list-item>
              <text:list>
                <text:list-item>
                  <text:p text:style-name="P38"><text:span text:style-name="T37">Show new members how they can contribute</text:span></text:p>
                </text:list-item>
              </text:list>
            </text:list-item>
          </text:list>
          <text:list text:style-name="L24">
            <text:list-item>
              <text:list>
                <text:list-item>
                  <text:p text:style-name="P38"><text:span text:style-name="T37">Helping new people. Could be on case by case basis, such as for an exercise, Collegeville, etc.</text:span></text:p>
                </text:list-item>
              </text:list>
            </text:list-item>
          </text:list>
          <text:list text:style-name="L23">
            <text:list-item>
              <text:p text:style-name="P37"><text:span text:style-name="T30">Have people ask for help (Someone with a task can drop an email on the list asking for help)</text:span></text:p>
            </text:list-item>
          </text:list>
          <text:list text:style-name="L23">
            <text:list-item>
              <text:p text:style-name="P37"><text:span text:style-name="T30">Promotional documentation</text:span></text:p>
            </text:list-item>
          </text:list>
          <text:list text:style-name="L24">
            <text:list-item>
              <text:list>
                <text:list-item>
                  <text:p text:style-name="P38"><text:span text:style-name="T37">Easy to find out what is EMRG</text:span></text:p>
                </text:list-item>
              </text:list>
            </text:list-item>
          </text:list>
          <text:list text:style-name="L24">
            <text:list-item>
              <text:list>
                <text:list-item>
                  <text:p text:style-name="P38"><text:span text:style-name="T37">Members responsibilities (Make it clear)</text:span></text:p>
                </text:list-item>
              </text:list>
            </text:list-item>
          </text:list>
          <text:list text:style-name="L23">
            <text:list-item>
              <text:p text:style-name="P37"><text:span text:style-name="T30">Getting together more often. (Add some less formal get togethers, with less items on the agenda)</text:span></text:p>
            </text:list-item>
          </text:list>
          <text:list text:style-name="L23">
            <text:list-item>
              <text:p text:style-name="P39"><text:span text:style-name="T30"/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2" draw:text-style-name="P1" draw:layer="layout" svg:width="22.86cm" svg:height="3.647cm" svg:x="1.27cm" svg:y="0.527cm" presentation:class="title" presentation:user-transformed="true">
          <draw:text-box>
            <text:p text:style-name="P7">Break Out Topic #3<text:line-break/> <text:span text:style-name="T35">Here is what the this group identified.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912cm" svg:height="9.685cm" svg:x="3.281cm" svg:y="1.936cm" draw:page-number="18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ACTION ITEMS TO BE RESOLVED TODAY" draw:style-name="dp3" draw:master-page-name="Default" presentation:presentation-page-layout-name="AL2T1" presentation:use-footer-name="ftr1">
        <draw:frame presentation:style-name="pr2" draw:text-style-name="P1" draw:layer="layout" svg:width="22.86cm" svg:height="3.985cm" svg:x="1.27cm" svg:y="5.57cm" presentation:class="title" presentation:user-transformed="true">
          <draw:text-box>
            <text:p text:style-name="P7"><text:span text:style-name="T38">ACTION ITEMS TO BE RESOLVED TODAY</text:span></text:p>
          </draw:text-box>
        </draw:frame>
        <presentation:notes draw:style-name="dp2">
          <draw:page-thumbnail draw:style-name="gr7" draw:layer="layout" svg:width="12.912cm" svg:height="9.685cm" svg:x="3.281cm" svg:y="1.936cm" draw:page-number="19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QUESTION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QUESTIONS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25">
              <text:list-item>
                <text:p text:style-name="P33">Do you believe the proposed plan to break EMRG functions into individual tasks is the best solution for EMRG?</text:p>
              </text:list-item>
            </text:list>
            <text:list text:style-name="L26">
              <text:list-item>
                <text:list>
                  <text:list-item>
                    <text:p text:style-name="P40"><text:span text:style-name="T39">ANSWER = Yes</text:span></text:p>
                  </text:list-item>
                </text:list>
              </text:list-item>
            </text:list>
            <text:list text:style-name="L25" text:continue-numbering="true">
              <text:list-item>
                <text:p text:style-name="P33">Are you prepared to participate in the work effort to implement this plan and take on your share of tasks to support EMRG?</text:p>
              </text:list-item>
            </text:list>
            <text:list text:style-name="L26">
              <text:list-item>
                <text:list>
                  <text:list-item>
                    <text:p text:style-name="P40"><text:span text:style-name="T39">ANSWER = Yes</text:span></text:p>
                  </text:list-item>
                </text:list>
              </text:list-item>
            </text:list>
            <text:list text:style-name="L27">
              <text:list-item>
                <text:p text:style-name="P41"><text:span text:style-name="T39"/></text:p>
              </text:list-item>
            </text:list>
          </draw:text-box>
        </draw:frame>
        <presentation:notes draw:style-name="dp2">
          <draw:page-thumbnail draw:style-name="gr7" draw:layer="layout" svg:width="12.912cm" svg:height="9.685cm" svg:x="3.281cm" svg:y="1.936cm" draw:page-number="20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ACTION ITEM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ACTION ITEMS</text:p>
          </draw:text-box>
        </draw:frame>
        <draw:frame presentation:style-name="pr3" draw:text-style-name="P1" draw:layer="layout" svg:width="22.86cm" svg:height="12.603cm" svg:x="1.27cm" svg:y="4.445cm" presentation:class="outline" presentation:user-transformed="true">
          <draw:text-box>
            <text:list text:style-name="L25" text:continue-numbering="true">
              <text:list-item>
                <text:p text:style-name="P33">Two volunteers are required to work with the management team to help define and implement the new plan for EMRG.</text:p>
              </text:list-item>
            </text:list>
            <text:list text:style-name="L19">
              <text:list-item>
                <text:list>
                  <text:list-item>
                    <text:p text:style-name="P40">Most work will be done via email.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40">Meeting times are scheduled based on general availability of the management team.</text:p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p text:style-name="P40"><text:span text:style-name="T39">RESULTS: 3 people volunteered (Joe, Jane, Tyler)</text:span></text:p>
                  </text:list-item>
                </text:list>
              </text:list-item>
            </text:list>
            <text:list text:style-name="L25" text:continue-numbering="true">
              <text:list-item>
                <text:p text:style-name="P33">If you are not getting emails from the new email system then contact Harold and get on the list.</text:p>
              </text:list-item>
            </text:list>
            <text:list text:style-name="L26">
              <text:list-item>
                <text:list>
                  <text:list-item>
                    <text:p text:style-name="P40"><text:span text:style-name="T39">TEST Email Sent Saturday Afternoon (2008-11-29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912cm" svg:height="9.685cm" svg:x="3.281cm" svg:y="1.936cm" draw:page-number="21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draw:page draw:name="Slide 22" draw:style-name="dp3" draw:master-page-name="Default" presentation:use-footer-name="ftr1">
        <draw:custom-shape draw:style-name="gr3" draw:text-style-name="P1" draw:layer="layout" svg:width="15.001cm" svg:height="2.547cm" svg:x="5.499cm" svg:y="1.252cm">
          <text:p text:style-name="P3"><text:span text:style-name="T40">www.emrg.ca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0.814cm" svg:height="8.706cm" svg:x="2.646cm" svg:y="4.763cm">
          <text:list text:style-name="L2">
            <text:list-item>
              <text:p text:style-name="P42"><text:span text:style-name="T41">The EMRG web site provides information related to Amateur radio emergency communications, specifically as it relates to the City of Ottawa.</text:span></text:p>
            </text:list-item>
          </text:list>
          <text:list text:style-name="L28">
            <text:list-item>
              <text:list>
                <text:list-item>
                  <text:p text:style-name="P43"><text:span text:style-name="T42">Project Information</text:span></text:p>
                </text:list-item>
              </text:list>
            </text:list-item>
          </text:list>
          <text:list text:style-name="L28">
            <text:list-item>
              <text:list>
                <text:list-item>
                  <text:p text:style-name="P44"><text:span text:style-name="T42">Newsletters</text:span></text:p>
                </text:list-item>
              </text:list>
            </text:list-item>
          </text:list>
          <text:list text:style-name="L28">
            <text:list-item>
              <text:list>
                <text:list-item>
                  <text:p text:style-name="P44"><text:span text:style-name="T42">Upcoming Events</text:span></text:p>
                </text:list-item>
              </text:list>
            </text:list-item>
          </text:list>
          <text:list text:style-name="L28">
            <text:list-item>
              <text:list>
                <text:list-item>
                  <text:p text:style-name="P44"><text:span text:style-name="T42">Documentation</text:span></text:p>
                </text:list-item>
              </text:list>
            </text:list-item>
          </text:list>
          <text:list text:style-name="L28">
            <text:list-item>
              <text:list>
                <text:list-item>
                  <text:p text:style-name="P44"><text:span text:style-name="T42">Links to related inform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8.635cm" svg:height="1.277cm" svg:x="3.986cm" svg:y="15.209cm">
          <text:p text:style-name="P45"><text:span text:style-name="T41">Information: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9.472cm" svg:height="1.138cm" svg:x="11.033cm" svg:y="15.209cm">
          <draw:image xlink:href="Pictures/10000000000001660000002BACBE9DB9.jpg" xlink:type="simple" xlink:show="embed" xlink:actuate="onLoad">
            <text:p/>
          </draw:image>
        </draw:frame>
        <presentation:notes draw:style-name="dp2">
          <draw:page-thumbnail draw:style-name="gr7" draw:layer="layout" svg:width="12.912cm" svg:height="9.685cm" svg:x="3.281cm" svg:y="1.936cm" draw:page-number="22" presentation:class="page"/>
          <draw:frame presentation:style-name="pr1" draw:layer="layout" svg:width="15.575cm" svg:height="11.621cm" svg:x="1.948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_35_" draw:display-name="5" svg:viewBox="0 0 1 1" svg:d=""/>
    <draw:marker draw:name="Arrow" svg:viewBox="0 0 20 30" svg:d="m10 0-10 30h20z"/>
    <draw:marker draw:name="Arrowheads_20_1" draw:display-name="Arrowheads 1" svg:viewBox="0 0 237 237" svg:d="m119 0 118 237h-237z"/>
    <draw:marker draw:name="Arrowheads_20_2" draw:display-name="Arrowheads 2" svg:viewBox="0 0 237 237" svg:d="m119 0 118 237h-237z"/>
    <draw:marker draw:name="Arrowheads_20_3" draw:display-name="Arrowheads 3" svg:viewBox="0 0 237 237" svg:d="m119 0 118 237h-237z"/>
    <draw:marker draw:name="Arrowheads_20_4" draw:display-name="Arrowheads 4" svg:viewBox="0 0 237 237" svg:d="m119 0 118 237h-237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Bitstream Vera Sans'" style:font-family-generic-asian="system" style:font-pitch-asian="variable" style:font-size-asian="40pt" style:font-style-asian="normal" style:font-weight-asian="normal" style:font-family-complex="'Bitstream Vera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9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96cm" svg:height="4.647cm" svg:x="2.255cm" svg:y="3.614cm" draw:page-number="1"/>
      <draw:page-thumbnail draw:layer="backgroundobjects" svg:width="6.196cm" svg:height="4.647cm" svg:x="11.016cm" svg:y="3.614cm" draw:page-number="2"/>
      <draw:page-thumbnail draw:layer="backgroundobjects" svg:width="6.196cm" svg:height="4.647cm" svg:x="2.255cm" svg:y="10.585cm" draw:page-number="3"/>
      <draw:page-thumbnail draw:layer="backgroundobjects" svg:width="6.196cm" svg:height="4.647cm" svg:x="11.016cm" svg:y="10.585cm" draw:page-number="4"/>
      <draw:page-thumbnail draw:layer="backgroundobjects" svg:width="6.196cm" svg:height="4.647cm" svg:x="2.255cm" svg:y="17.556cm" draw:page-number="5"/>
      <draw:page-thumbnail draw:layer="backgroundobjects" svg:width="6.196cm" svg:height="4.647cm" svg:x="11.016cm" svg:y="17.556cm" draw:page-number="6"/>
      <draw:frame draw:style-name="gr1" draw:text-style-name="P1" draw:layer="backgroundobjects" svg:width="8.448cm" svg:height="1.2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448cm" svg:height="1.29cm" svg:x="11.02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448cm" svg:height="1.29cm" svg:x="0cm" svg:y="24.529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448cm" svg:height="1.29cm" svg:x="11.021cm" svg:y="24.529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647cm" svg:x="1.27cm" svg:y="0.527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custom-shape draw:style-name="gr3" draw:text-style-name="P5" draw:layer="backgroundobjects" svg:width="22.86cm" svg:height="1.059cm" svg:x="1.27cm" svg:y="17.568cm">
        <text:p/>
        <draw:enhanced-geometry svg:viewBox="0 0 21600 21600" draw:type="rectangle" draw:enhanced-path="M 0 0 L 21600 0 21600 21600 0 21600 0 0 Z N"/>
      </draw:custom-shape>
      <draw:custom-shape draw:style-name="gr4" draw:text-style-name="P5" draw:layer="backgroundobjects" svg:width="2.566cm" svg:height="0.853cm" svg:x="1.27cm" svg:y="17.568cm">
        <text:p text:style-name="P3"><text:span text:style-name="T2">emrg.ca</text:span></text:p>
        <draw:enhanced-geometry svg:viewBox="0 0 21600 21600" draw:type="mso-spt202" draw:enhanced-path="M 0 0 L 21600 0 21600 21600 0 21600 0 0 Z N"/>
      </draw:custom-shape>
      <draw:frame presentation:style-name="pr2" draw:text-style-name="P7" draw:layer="backgroundobjects" svg:width="16.757cm" svg:height="1.104cm" svg:x="4.197cm" svg:y="17.567cm" presentation:class="footer">
        <draw:text-box>
          <text:p text:style-name="P6"><text:span text:style-name="T1"><presentation:footer/></text:span></text:p>
        </draw:text-box>
      </draw:frame>
      <draw:frame presentation:style-name="pr2" draw:text-style-name="P9" draw:layer="backgroundobjects" svg:width="3.029cm" svg:height="1.104cm" svg:x="21.1cm" svg:y="17.56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draw:rect draw:style-name="gr5" draw:text-style-name="P10" draw:layer="backgroundobjects" svg:width="19.47cm" svg:height="25.82cm" svg:x="0cm" svg:y="0cm">
          <text:p/>
        </draw:rect>
        <draw:frame presentation:style-name="pr3" draw:text-style-name="P4" draw:layer="backgroundobjects" svg:width="8.44cm" svg:height="1.293cm" svg:x="0cm" svg:y="0cm" presentation:class="header">
          <draw:text-box>
            <text:p text:style-name="P3"><text:span text:style-name="T3"><presentation:header/></text:span></text:p>
          </draw:text-box>
        </draw:frame>
        <draw:frame presentation:style-name="pr3" draw:text-style-name="P9" draw:layer="backgroundobjects" svg:width="8.44cm" svg:height="1.293cm" svg:x="11.029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2.912cm" svg:height="9.685cm" svg:x="3.281cm" svg:y="1.936cm" presentation:class="page"/>
        <draw:frame presentation:style-name="Default-notes" draw:layer="backgroundobjects" svg:width="15.575cm" svg:height="11.62cm" svg:x="1.948cm" svg:y="12.267cm" presentation:class="notes" presentation:placeholder="true">
          <draw:text-box/>
        </draw:frame>
        <draw:frame presentation:style-name="pr4" draw:text-style-name="P4" draw:layer="backgroundobjects" svg:width="8.44cm" svg:height="1.293cm" svg:x="0cm" svg:y="24.526cm" presentation:class="footer">
          <draw:text-box>
            <text:p text:style-name="P3"><text:span text:style-name="T3"><presentation:footer/></text:span></text:p>
          </draw:text-box>
        </draw:frame>
        <draw:frame presentation:style-name="pr4" draw:text-style-name="P9" draw:layer="backgroundobjects" svg:width="8.44cm" svg:height="1.293cm" svg:x="11.029cm" svg:y="24.526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Slide 1</dc:title>
    <meta:initial-creator>Peter Gamble</meta:initial-creator>
    <meta:creation-date>2008-10-10T01:13:49</meta:creation-date>
    <dc:creator>Peter</dc:creator>
    <dc:date>2008-11-30T04:39:27</dc:date>
    <meta:editing-cycles>66</meta:editing-cycles>
    <meta:editing-duration>PT12H48M37S</meta:editing-duration>
    <meta:user-defined meta:name="Info 1"/>
    <meta:user-defined meta:name="Info 2"/>
    <meta:user-defined meta:name="Info 3"/>
    <meta:user-defined meta:name="Info 4"/>
    <meta:document-statistic meta:object-count="2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